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微軟正黑體" svg:font-family="微軟正黑體"/>
    <style:font-face style:name="細明體" svg:font-family="細明體"/>
  </office:font-face-decls>
  <office:automatic-styles>
    <style:style style:name="ce1" style:family="table-cell" style:parent-style-name="Default" style:data-style-name="N0">
      <style:text-properties style:font-name="微軟正黑體" style:font-name-asian="微軟正黑體" style:font-name-complex="微軟正黑體"/>
    </style:style>
    <style:style style:name="ce2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4" style:family="table-cell" style:parent-style-name="Default" style:data-style-name="N0">
      <style:text-properties style:font-name="微軟正黑體" style:font-name-asian="微軟正黑體" style:font-name-complex="微軟正黑體" fo:font-size="8pt" style:font-size-asian="8pt" style:font-size-complex="8pt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0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1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2" style:family="table-cell" style:parent-style-name="Default" style:data-style-name="N30">
      <style:text-properties style:font-name="微軟正黑體" style:font-name-asian="微軟正黑體" style:font-name-complex="微軟正黑體"/>
    </style:style>
    <style:style style:name="ce13" style:family="table-cell" style:parent-style-name="Default" style:data-style-name="N59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4" style:family="table-cell" style:parent-style-name="Default" style:data-style-name="N6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5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6" style:family="table-cell" style:parent-style-name="Default" style:data-style-name="N6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7" style:family="table-cell" style:parent-style-name="Default" style:data-style-name="N60">
      <style:table-cell-properties fo:background-color="transparent"/>
      <style:text-properties style:font-name="微軟正黑體" style:font-name-asian="微軟正黑體" style:font-name-complex="微軟正黑體"/>
    </style:style>
    <style:style style:name="ce18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/>
    </style:style>
    <style:style style:name="ce20" style:family="table-cell" style:parent-style-name="Default" style:data-style-name="N59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1" style:family="table-cell" style:parent-style-name="Default" style:data-style-name="N6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2" style:family="table-cell" style:parent-style-name="Default" style:data-style-name="N6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3" style:family="table-cell" style:parent-style-name="Default" style:data-style-name="N6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4" style:family="table-cell" style:parent-style-name="Default" style:data-style-name="N6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台灣地區魚市場概況0" table:style-name="ta1">
        <table:table-column table:style-name="co1" table:default-cell-style-name="ce12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7"/>
        <table:table-column table:style-name="co5" table:number-columns-repeated="4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8">
            <text:p><text:s text:c="2"/>18‧台灣地區魚市場概況<text:s text:c="21"/></text:p>
          </table:table-cell>
          <table:table-cell table:number-columns-repeated="4" table:style-name="ce19"/>
          <table:table-cell office:value-type="string" table:style-name="ce18">
            <text:p>18‧General Information of Fish Market</text:p>
          </table:table-cell>
          <table:table-cell table:number-columns-repeated="5" table:style-name="ce19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style-name="ce9"/>
          <table:table-cell table:style-name="ce2"/>
          <table:table-cell office:value-type="string" table:style-name="ce3">
            <text:p><text:s text:c="3"/>員工人數</text:p>
          </table:table-cell>
          <table:table-cell office:value-type="string" table:style-name="ce3">
            <text:p><text:s text:c="3"/>市場面積</text:p>
          </table:table-cell>
          <table:table-cell office:value-type="string" table:style-name="ce3">
            <text:p><text:s text:c="3"/>交易數量</text:p>
          </table:table-cell>
          <table:table-cell office:value-type="string" table:style-name="ce3">
            <text:p><text:s text:c="3"/>交易金額</text:p>
          </table:table-cell>
          <table:table-cell office:value-type="string" table:style-name="ce14">
            <text:p><text:s text:c="3"/>平均單價</text:p>
          </table:table-cell>
          <table:table-cell office:value-type="string" table:style-name="ce3">
            <text:p><text:s text:c="3"/>市場總收入</text:p>
          </table:table-cell>
          <table:table-cell office:value-type="string" table:style-name="ce3">
            <text:p><text:s text:c="3"/>市場總支出</text:p>
          </table:table-cell>
          <table:table-cell office:value-type="string" table:style-name="ce3">
            <text:p><text:s text:c="3"/>產業及設備</text:p>
          </table:table-cell>
          <table:table-cell office:value-type="string" table:style-name="ce3">
            <text:p><text:s text:c="3"/>本期餘絀</text:p>
          </table:table-cell>
          <table:table-cell table:number-columns-repeated="16373" table:style-name="ce4"/>
        </table:table-row>
        <table:table-row table:style-name="ro3">
          <table:table-cell office:value-type="string" table:number-columns-spanned="2" table:number-rows-spanned="1" table:style-name="ce27">
            <text:p>市場別</text:p>
          </table:table-cell>
          <table:covered-table-cell/>
          <table:table-cell office:value-type="string" table:style-name="ce6">
            <text:p><text:s text:c="2"/>(人 Person)</text:p>
          </table:table-cell>
          <table:table-cell office:value-type="string" table:style-name="ce6">
            <text:p>(平方公尺 m2)</text:p>
          </table:table-cell>
          <table:table-cell office:value-type="string" table:style-name="ce6">
            <text:p><text:s text:c="2"/>(公噸 M.T.)</text:p>
          </table:table-cell>
          <table:table-cell office:value-type="string" table:style-name="ce6">
            <text:p>(千元N.T.$1,000)</text:p>
          </table:table-cell>
          <table:table-cell office:value-type="string" table:style-name="ce15">
            <text:p><text:s text:c="2"/>(元 N.T.$)</text:p>
          </table:table-cell>
          <table:table-cell office:value-type="string" table:style-name="ce6">
            <text:p><text:s text:c="2"/>(元 N.T.$)</text:p>
          </table:table-cell>
          <table:table-cell office:value-type="string" table:style-name="ce6">
            <text:p><text:s text:c="2"/>(元 N.T.$)</text:p>
          </table:table-cell>
          <table:table-cell office:value-type="string" table:style-name="ce6">
            <text:p><text:s text:c="2"/>(元 N.T.$)</text:p>
          </table:table-cell>
          <table:table-cell office:value-type="string" table:style-name="ce6">
            <text:p><text:s text:c="2"/>(元 N.T.$)</text:p>
          </table:table-cell>
          <table:table-cell table:number-columns-repeated="16373" table:style-name="ce4"/>
        </table:table-row>
        <table:table-row table:style-name="ro3">
          <table:table-cell office:value-type="string" table:number-columns-spanned="2" table:number-rows-spanned="1" table:style-name="ce27">
            <text:p>Market</text:p>
          </table:table-cell>
          <table:covered-table-cell/>
          <table:table-cell office:value-type="string" table:style-name="ce6">
            <text:p><text:s text:c="2"/>Number of</text:p>
          </table:table-cell>
          <table:table-cell office:value-type="string" table:style-name="ce6">
            <text:p><text:s text:c="3"/>Floor space of</text:p>
          </table:table-cell>
          <table:table-cell office:value-type="string" table:style-name="ce6">
            <text:p><text:s text:c="3"/>Transacted</text:p>
          </table:table-cell>
          <table:table-cell office:value-type="string" table:style-name="ce6">
            <text:p><text:s text:c="3"/>Transacted</text:p>
          </table:table-cell>
          <table:table-cell office:value-type="string" table:style-name="ce15">
            <text:p><text:s text:c="3"/>Average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><text:s text:c="3"/>Surplus</text:p>
          </table:table-cell>
          <table:table-cell table:number-columns-repeated="16373" table:style-name="ce4"/>
        </table:table-row>
        <table:table-row table:style-name="ro3">
          <table:table-cell table:style-name="ce10"/>
          <table:table-cell table:style-name="ce7"/>
          <table:table-cell office:value-type="string" table:style-name="ce8">
            <text:p><text:s text:c="2"/>Employees</text:p>
          </table:table-cell>
          <table:table-cell office:value-type="string" table:style-name="ce8">
            <text:p>transaction halls</text:p>
          </table:table-cell>
          <table:table-cell office:value-type="string" table:style-name="ce8">
            <text:p><text:s text:c="3"/>Quantity</text:p>
          </table:table-cell>
          <table:table-cell office:value-type="string" table:style-name="ce8">
            <text:p><text:s text:c="5"/>Value</text:p>
          </table:table-cell>
          <table:table-cell office:value-type="string" table:style-name="ce16">
            <text:p><text:s text:c="4"/>Price</text:p>
          </table:table-cell>
          <table:table-cell office:value-type="string" table:style-name="ce8">
            <text:p><text:s text:c="3"/>Revenues</text:p>
          </table:table-cell>
          <table:table-cell office:value-type="string" table:style-name="ce8">
            <text:p>Expenditures</text:p>
          </table:table-cell>
          <table:table-cell office:value-type="string" table:style-name="ce8">
            <text:p><text:s text:c="2"/>Facilities</text:p>
          </table:table-cell>
          <table:table-cell office:value-type="string" table:style-name="ce8">
            <text:p><text:s text:c="3"/>This Year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合計</text:p>
          </table:table-cell>
          <table:table-cell office:value-type="string" table:style-name="ce5">
            <text:p>Total</text:p>
          </table:table-cell>
          <table:table-cell office:value-type="float" office:value="775" table:formula="msoxl:=IF(SUM(C33,'台灣地區魚市場概況2(續完)'!C22)=0,&quot;-&quot;,SUM(C33,'台灣地區魚市場概況2(續完)'!C22))" table:style-name="ce20">
            <text:p>775<text:s/></text:p>
          </table:table-cell>
          <table:table-cell office:value-type="float" office:value="282548.03999999998" table:formula="msoxl:=IF(SUM(D33,'台灣地區魚市場概況2(續完)'!D22)=0,&quot;-&quot;,SUM(D33,'台灣地區魚市場概況2(續完)'!D22))" table:style-name="ce20">
            <text:p>282,548<text:s/></text:p>
          </table:table-cell>
          <table:table-cell office:value-type="float" office:value="489977.91000000003" table:formula="msoxl:=IF(SUM(E33,'台灣地區魚市場概況2(續完)'!E22)=0,&quot;-&quot;,SUM(E33,'台灣地區魚市場概況2(續完)'!E22))" table:style-name="ce20">
            <text:p>489,978<text:s/></text:p>
          </table:table-cell>
          <table:table-cell office:value-type="float" office:value="27482449.270000003" table:formula="msoxl:=IF(SUM(F33,'台灣地區魚市場概況2(續完)'!F22)=0,&quot;-&quot;,SUM(F33,'台灣地區魚市場概況2(續完)'!F22))" table:style-name="ce20">
            <text:p>27,482,449<text:s/></text:p>
          </table:table-cell>
          <table:table-cell office:value-type="float" office:value="56.089159754161166" table:formula="msoxl:=IF(AND(SUM(F7)&gt;0,SUM(E7)&gt;0),F7/E7,&quot;-&quot;)" table:style-name="ce21">
            <text:p>56.09<text:s/></text:p>
          </table:table-cell>
          <table:table-cell office:value-type="float" office:value="1879485855.4000001" table:formula="msoxl:=IF(SUM(H33,'台灣地區魚市場概況2(續完)'!H22)=0,&quot;-&quot;,SUM(H33,'台灣地區魚市場概況2(續完)'!H22))" table:style-name="ce20">
            <text:p>1,879,485,855<text:s/></text:p>
          </table:table-cell>
          <table:table-cell office:value-type="float" office:value="1629377378" table:formula="msoxl:=IF(SUM(I33,'台灣地區魚市場概況2(續完)'!I22)=0,&quot;-&quot;,SUM(I33,'台灣地區魚市場概況2(續完)'!I22))" table:style-name="ce20">
            <text:p>1,629,377,378<text:s/></text:p>
          </table:table-cell>
          <table:table-cell office:value-type="float" office:value="2825529365.0900002" table:formula="msoxl:=IF(SUM(J33,'台灣地區魚市場概況2(續完)'!J22)=0,&quot;-&quot;,SUM(J33,'台灣地區魚市場概況2(續完)'!J22))" table:style-name="ce20">
            <text:p>2,825,529,365<text:s/></text:p>
          </table:table-cell>
          <table:table-cell office:value-type="float" office:value="250108477.40000001" table:formula="msoxl:=IF(SUM(K33,'台灣地區魚市場概況2(續完)'!K22)=0,&quot;-&quot;,SUM(K33,'台灣地區魚市場概況2(續完)'!K22))" table:style-name="ce20">
            <text:p>250,108,477<text:s/></text:p>
          </table:table-cell>
          <table:table-cell table:number-columns-repeated="16373" table:style-name="ce4"/>
        </table:table-row>
        <table:table-row table:number-rows-repeated="2" table:style-name="ro3">
          <table:table-cell table:style-name="ce11"/>
          <table:table-cell table:style-name="ce5"/>
          <table:table-cell table:number-columns-repeated="4" table:style-name="ce20"/>
          <table:table-cell table:style-name="ce21"/>
          <table:table-cell table:number-columns-repeated="4" table:style-name="ce20"/>
          <table:table-cell table:number-columns-repeated="16373" table:style-name="ce4"/>
        </table:table-row>
        <table:table-row table:style-name="ro3">
          <table:table-cell office:value-type="string" table:style-name="ce11">
            <text:p>台北</text:p>
          </table:table-cell>
          <table:table-cell office:value-type="string" table:style-name="ce5">
            <text:p>Taipei</text:p>
          </table:table-cell>
          <table:table-cell office:value-type="float" office:value="116" table:style-name="ce20">
            <text:p>116<text:s/></text:p>
          </table:table-cell>
          <table:table-cell office:value-type="float" office:value="22904.65" table:style-name="ce20">
            <text:p>22,905<text:s/></text:p>
          </table:table-cell>
          <table:table-cell office:value-type="float" office:value="24399.81" table:style-name="ce20">
            <text:p>24,400<text:s/></text:p>
          </table:table-cell>
          <table:table-cell office:value-type="float" office:value="2767027.9" table:style-name="ce20">
            <text:p>2,767,028<text:s/></text:p>
          </table:table-cell>
          <table:table-cell office:value-type="float" office:value="113.4" table:style-name="ce22">
            <text:p>113.40<text:s/></text:p>
          </table:table-cell>
          <table:table-cell office:value-type="float" office:value="234421416.40000001" table:style-name="ce20">
            <text:p>234,421,416<text:s/></text:p>
          </table:table-cell>
          <table:table-cell office:value-type="float" office:value="225147477" table:style-name="ce20">
            <text:p>225,147,477<text:s/></text:p>
          </table:table-cell>
          <table:table-cell office:value-type="float" office:value="22016623" table:style-name="ce20">
            <text:p>22,016,623<text:s/></text:p>
          </table:table-cell>
          <table:table-cell office:value-type="float" office:value="9273939.4000000004" table:style-name="ce20">
            <text:p>9,273,939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三重</text:p>
          </table:table-cell>
          <table:table-cell office:value-type="string" table:style-name="ce5">
            <text:p>Sanchung</text:p>
          </table:table-cell>
          <table:table-cell office:value-type="float" office:value="15" table:style-name="ce20">
            <text:p>15<text:s/></text:p>
          </table:table-cell>
          <table:table-cell office:value-type="float" office:value="18132" table:style-name="ce20">
            <text:p>18,132<text:s/></text:p>
          </table:table-cell>
          <table:table-cell office:value-type="float" office:value="10000.65" table:style-name="ce20">
            <text:p>10,001<text:s/></text:p>
          </table:table-cell>
          <table:table-cell office:value-type="float" office:value="441979.26" table:style-name="ce20">
            <text:p>441,979<text:s/></text:p>
          </table:table-cell>
          <table:table-cell office:value-type="float" office:value="44.19" table:style-name="ce22">
            <text:p>44.19<text:s/></text:p>
          </table:table-cell>
          <table:table-cell office:value-type="float" office:value="59736848" table:style-name="ce20">
            <text:p>59,736,848<text:s/></text:p>
          </table:table-cell>
          <table:table-cell office:value-type="float" office:value="57656168" table:style-name="ce20">
            <text:p>57,656,168<text:s/></text:p>
          </table:table-cell>
          <table:table-cell office:value-type="float" office:value="36444586" table:style-name="ce20">
            <text:p>36,444,586<text:s/></text:p>
          </table:table-cell>
          <table:table-cell office:value-type="float" office:value="2080680" table:style-name="ce20">
            <text:p>2,080,680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桃園</text:p>
          </table:table-cell>
          <table:table-cell office:value-type="string" table:style-name="ce5">
            <text:p>Taoyuan</text:p>
          </table:table-cell>
          <table:table-cell office:value-type="float" office:value="20" table:style-name="ce20">
            <text:p>20<text:s/></text:p>
          </table:table-cell>
          <table:table-cell office:value-type="float" office:value="6800" table:style-name="ce20">
            <text:p>6,800<text:s/></text:p>
          </table:table-cell>
          <table:table-cell office:value-type="float" office:value="5676.03" table:style-name="ce20">
            <text:p>5,676<text:s/></text:p>
          </table:table-cell>
          <table:table-cell office:value-type="float" office:value="580581" table:style-name="ce20">
            <text:p>580,581<text:s/></text:p>
          </table:table-cell>
          <table:table-cell office:value-type="float" office:value="102.28" table:style-name="ce22">
            <text:p>102.28<text:s/></text:p>
          </table:table-cell>
          <table:table-cell office:value-type="float" office:value="24545144" table:style-name="ce20">
            <text:p>24,545,144<text:s/></text:p>
          </table:table-cell>
          <table:table-cell office:value-type="float" office:value="22121169" table:style-name="ce20">
            <text:p>22,121,169<text:s/></text:p>
          </table:table-cell>
          <table:table-cell office:value-type="float" office:value="9869252" table:style-name="ce20">
            <text:p>9,869,252<text:s/></text:p>
          </table:table-cell>
          <table:table-cell office:value-type="float" office:value="2423975" table:style-name="ce20">
            <text:p>2,423,975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中壢</text:p>
          </table:table-cell>
          <table:table-cell office:value-type="string" table:style-name="ce5">
            <text:p>Chungli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新竹</text:p>
          </table:table-cell>
          <table:table-cell office:value-type="string" table:style-name="ce5">
            <text:p>Hsinchu</text:p>
          </table:table-cell>
          <table:table-cell office:value-type="float" office:value="26" table:style-name="ce20">
            <text:p>26<text:s/></text:p>
          </table:table-cell>
          <table:table-cell office:value-type="float" office:value="10500" table:style-name="ce20">
            <text:p>10,500<text:s/></text:p>
          </table:table-cell>
          <table:table-cell office:value-type="float" office:value="6151" table:style-name="ce20">
            <text:p>6,151<text:s/></text:p>
          </table:table-cell>
          <table:table-cell office:value-type="float" office:value="681681" table:style-name="ce20">
            <text:p>681,681<text:s/></text:p>
          </table:table-cell>
          <table:table-cell office:value-type="float" office:value="110.82" table:style-name="ce22">
            <text:p>110.82<text:s/></text:p>
          </table:table-cell>
          <table:table-cell office:value-type="float" office:value="32134738" table:style-name="ce20">
            <text:p>32,134,738<text:s/></text:p>
          </table:table-cell>
          <table:table-cell office:value-type="float" office:value="32109049" table:style-name="ce20">
            <text:p>32,109,049<text:s/></text:p>
          </table:table-cell>
          <table:table-cell office:value-type="string" table:style-name="ce20">
            <text:p>-</text:p>
          </table:table-cell>
          <table:table-cell office:value-type="float" office:value="25689" table:style-name="ce20">
            <text:p>25,689<text:s/></text:p>
          </table:table-cell>
          <table:table-cell table:number-columns-repeated="16373" table:style-name="ce4"/>
        </table:table-row>
        <table:table-row table:number-rows-repeated="2" table:style-name="ro3">
          <table:table-cell table:style-name="ce11"/>
          <table:table-cell table:style-name="ce5"/>
          <table:table-cell table:number-columns-repeated="4" table:style-name="ce20"/>
          <table:table-cell table:style-name="ce22"/>
          <table:table-cell table:number-columns-repeated="4" table:style-name="ce20"/>
          <table:table-cell table:number-columns-repeated="16373" table:style-name="ce4"/>
        </table:table-row>
        <table:table-row table:style-name="ro3">
          <table:table-cell office:value-type="string" table:style-name="ce11">
            <text:p>苗栗</text:p>
          </table:table-cell>
          <table:table-cell office:value-type="string" table:style-name="ce5">
            <text:p>Miaoli</text:p>
          </table:table-cell>
          <table:table-cell office:value-type="float" office:value="11" table:style-name="ce20">
            <text:p>11<text:s/></text:p>
          </table:table-cell>
          <table:table-cell office:value-type="float" office:value="3636" table:style-name="ce20">
            <text:p>3,636<text:s/></text:p>
          </table:table-cell>
          <table:table-cell office:value-type="float" office:value="2915.5" table:style-name="ce20">
            <text:p>2,916<text:s/></text:p>
          </table:table-cell>
          <table:table-cell office:value-type="float" office:value="297573.59000000003" table:style-name="ce20">
            <text:p>297,574<text:s/></text:p>
          </table:table-cell>
          <table:table-cell office:value-type="float" office:value="102.06" table:style-name="ce22">
            <text:p>102.06<text:s/></text:p>
          </table:table-cell>
          <table:table-cell office:value-type="float" office:value="12363799" table:style-name="ce20">
            <text:p>12,363,799<text:s/></text:p>
          </table:table-cell>
          <table:table-cell office:value-type="float" office:value="11725876" table:style-name="ce20">
            <text:p>11,725,876<text:s/></text:p>
          </table:table-cell>
          <table:table-cell office:value-type="float" office:value="3868976" table:style-name="ce20">
            <text:p>3,868,976<text:s/></text:p>
          </table:table-cell>
          <table:table-cell office:value-type="float" office:value="637923" table:style-name="ce20">
            <text:p>637,923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彰化</text:p>
          </table:table-cell>
          <table:table-cell office:value-type="string" table:style-name="ce5">
            <text:p>Changhwa</text:p>
          </table:table-cell>
          <table:table-cell office:value-type="float" office:value="25" table:style-name="ce20">
            <text:p>25<text:s/></text:p>
          </table:table-cell>
          <table:table-cell office:value-type="float" office:value="1864" table:style-name="ce20">
            <text:p>1,864<text:s/></text:p>
          </table:table-cell>
          <table:table-cell office:value-type="float" office:value="7910.86" table:style-name="ce20">
            <text:p>7,911<text:s/></text:p>
          </table:table-cell>
          <table:table-cell office:value-type="float" office:value="862603.81" table:style-name="ce20">
            <text:p>862,604<text:s/></text:p>
          </table:table-cell>
          <table:table-cell office:value-type="float" office:value="109.04" table:style-name="ce22">
            <text:p>109.04<text:s/></text:p>
          </table:table-cell>
          <table:table-cell office:value-type="float" office:value="34055633" table:style-name="ce20">
            <text:p>34,055,633<text:s/></text:p>
          </table:table-cell>
          <table:table-cell office:value-type="float" office:value="33850251" table:style-name="ce20">
            <text:p>33,850,251<text:s/></text:p>
          </table:table-cell>
          <table:table-cell office:value-type="float" office:value="18860870" table:style-name="ce20">
            <text:p>18,860,870<text:s/></text:p>
          </table:table-cell>
          <table:table-cell office:value-type="float" office:value="205382" table:style-name="ce20">
            <text:p>205,382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埔心</text:p>
          </table:table-cell>
          <table:table-cell office:value-type="string" table:style-name="ce5">
            <text:p>Pushin</text:p>
          </table:table-cell>
          <table:table-cell office:value-type="float" office:value="24" table:style-name="ce20">
            <text:p>24<text:s/></text:p>
          </table:table-cell>
          <table:table-cell office:value-type="float" office:value="20000" table:style-name="ce20">
            <text:p>20,000<text:s/></text:p>
          </table:table-cell>
          <table:table-cell office:value-type="float" office:value="9429.67" table:style-name="ce20">
            <text:p>9,430<text:s/></text:p>
          </table:table-cell>
          <table:table-cell office:value-type="float" office:value="1006768" table:style-name="ce20">
            <text:p>1,006,768<text:s/></text:p>
          </table:table-cell>
          <table:table-cell office:value-type="float" office:value="106.76" table:style-name="ce22">
            <text:p>106.76<text:s/></text:p>
          </table:table-cell>
          <table:table-cell office:value-type="float" office:value="49610035" table:style-name="ce20">
            <text:p>49,610,035<text:s/></text:p>
          </table:table-cell>
          <table:table-cell office:value-type="float" office:value="40732777" table:style-name="ce20">
            <text:p>40,732,777<text:s/></text:p>
          </table:table-cell>
          <table:table-cell office:value-type="string" table:style-name="ce20">
            <text:p>-</text:p>
          </table:table-cell>
          <table:table-cell office:value-type="float" office:value="8877258" table:style-name="ce20">
            <text:p>8,877,258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南投</text:p>
          </table:table-cell>
          <table:table-cell office:value-type="string" table:style-name="ce5">
            <text:p>Nantou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埔里</text:p>
          </table:table-cell>
          <table:table-cell office:value-type="string" table:style-name="ce5">
            <text:p>Puli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table:number-columns-repeated="16373" table:style-name="ce4"/>
        </table:table-row>
        <table:table-row table:number-rows-repeated="2" table:style-name="ro3">
          <table:table-cell table:style-name="ce11"/>
          <table:table-cell table:style-name="ce5"/>
          <table:table-cell table:number-columns-repeated="4" table:style-name="ce20"/>
          <table:table-cell table:style-name="ce22"/>
          <table:table-cell table:number-columns-repeated="4" table:style-name="ce20"/>
          <table:table-cell table:number-columns-repeated="16373" table:style-name="ce4"/>
        </table:table-row>
        <table:table-row table:style-name="ro3">
          <table:table-cell office:value-type="string" table:style-name="ce11">
            <text:p>竹山</text:p>
          </table:table-cell>
          <table:table-cell office:value-type="string" table:style-name="ce5">
            <text:p>Chushan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斗南</text:p>
          </table:table-cell>
          <table:table-cell office:value-type="string" table:style-name="ce5">
            <text:p>Dounan</text:p>
          </table:table-cell>
          <table:table-cell office:value-type="float" office:value="20" table:style-name="ce20">
            <text:p>20<text:s/></text:p>
          </table:table-cell>
          <table:table-cell office:value-type="float" office:value="9917" table:style-name="ce20">
            <text:p>9,917<text:s/></text:p>
          </table:table-cell>
          <table:table-cell office:value-type="float" office:value="4254.8599999999997" table:style-name="ce20">
            <text:p>4,255<text:s/></text:p>
          </table:table-cell>
          <table:table-cell office:value-type="float" office:value="406264" table:style-name="ce20">
            <text:p>406,264<text:s/></text:p>
          </table:table-cell>
          <table:table-cell office:value-type="float" office:value="95.48" table:style-name="ce22">
            <text:p>95.48<text:s/></text:p>
          </table:table-cell>
          <table:table-cell office:value-type="float" office:value="18306680" table:style-name="ce20">
            <text:p>18,306,680<text:s/></text:p>
          </table:table-cell>
          <table:table-cell office:value-type="float" office:value="18254530" table:style-name="ce20">
            <text:p>18,254,530<text:s/></text:p>
          </table:table-cell>
          <table:table-cell office:value-type="float" office:value="8748009" table:style-name="ce20">
            <text:p>8,748,009<text:s/></text:p>
          </table:table-cell>
          <table:table-cell office:value-type="float" office:value="52150" table:style-name="ce20">
            <text:p>52,150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嘉義</text:p>
          </table:table-cell>
          <table:table-cell office:value-type="string" table:style-name="ce5">
            <text:p>Chiayi</text:p>
          </table:table-cell>
          <table:table-cell office:value-type="float" office:value="41" table:style-name="ce20">
            <text:p>41<text:s/></text:p>
          </table:table-cell>
          <table:table-cell office:value-type="float" office:value="17000" table:style-name="ce20">
            <text:p>17,000<text:s/></text:p>
          </table:table-cell>
          <table:table-cell office:value-type="float" office:value="11072.79" table:style-name="ce20">
            <text:p>11,073<text:s/></text:p>
          </table:table-cell>
          <table:table-cell office:value-type="float" office:value="1016263" table:style-name="ce20">
            <text:p>1,016,263<text:s/></text:p>
          </table:table-cell>
          <table:table-cell office:value-type="float" office:value="91.78" table:style-name="ce22">
            <text:p>91.78<text:s/></text:p>
          </table:table-cell>
          <table:table-cell office:value-type="float" office:value="56825456" table:style-name="ce20">
            <text:p>56,825,456<text:s/></text:p>
          </table:table-cell>
          <table:table-cell office:value-type="float" office:value="74230389" table:style-name="ce20">
            <text:p>74,230,389<text:s/></text:p>
          </table:table-cell>
          <table:table-cell office:value-type="float" office:value="38778879" table:style-name="ce20">
            <text:p>38,778,879<text:s/></text:p>
          </table:table-cell>
          <table:table-cell office:value-type="float" office:value="-17404933" table:style-name="ce20">
            <text:p>-17,404,933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新營</text:p>
          </table:table-cell>
          <table:table-cell office:value-type="string" table:style-name="ce5">
            <text:p>Hsinying</text:p>
          </table:table-cell>
          <table:table-cell office:value-type="float" office:value="7" table:style-name="ce20">
            <text:p>7<text:s/></text:p>
          </table:table-cell>
          <table:table-cell office:value-type="float" office:value="3753" table:style-name="ce20">
            <text:p>3,753<text:s/></text:p>
          </table:table-cell>
          <table:table-cell office:value-type="float" office:value="1037.5999999999999" table:style-name="ce20">
            <text:p>1,038<text:s/></text:p>
          </table:table-cell>
          <table:table-cell office:value-type="float" office:value="133126" table:style-name="ce20">
            <text:p>133,126<text:s/></text:p>
          </table:table-cell>
          <table:table-cell office:value-type="float" office:value="128.30000000000001" table:style-name="ce22">
            <text:p>128.30<text:s/></text:p>
          </table:table-cell>
          <table:table-cell office:value-type="float" office:value="7302031" table:style-name="ce20">
            <text:p>7,302,031<text:s/></text:p>
          </table:table-cell>
          <table:table-cell office:value-type="float" office:value="7293611" table:style-name="ce20">
            <text:p>7,293,611<text:s/></text:p>
          </table:table-cell>
          <table:table-cell office:value-type="float" office:value="15381885" table:style-name="ce20">
            <text:p>15,381,885<text:s/></text:p>
          </table:table-cell>
          <table:table-cell office:value-type="float" office:value="8420" table:style-name="ce20">
            <text:p>8,420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佳里</text:p>
          </table:table-cell>
          <table:table-cell office:value-type="string" table:style-name="ce5">
            <text:p>Chiali</text:p>
          </table:table-cell>
          <table:table-cell office:value-type="float" office:value="8" table:style-name="ce20">
            <text:p>8<text:s/></text:p>
          </table:table-cell>
          <table:table-cell office:value-type="float" office:value="606" table:style-name="ce20">
            <text:p>606<text:s/></text:p>
          </table:table-cell>
          <table:table-cell office:value-type="float" office:value="976" table:style-name="ce20">
            <text:p>976<text:s/></text:p>
          </table:table-cell>
          <table:table-cell office:value-type="float" office:value="118080" table:style-name="ce20">
            <text:p>118,080<text:s/></text:p>
          </table:table-cell>
          <table:table-cell office:value-type="float" office:value="120.98" table:style-name="ce22">
            <text:p>120.98<text:s/></text:p>
          </table:table-cell>
          <table:table-cell office:value-type="float" office:value="4947995" table:style-name="ce20">
            <text:p>4,947,995<text:s/></text:p>
          </table:table-cell>
          <table:table-cell office:value-type="float" office:value="4943429" table:style-name="ce20">
            <text:p>4,943,429<text:s/></text:p>
          </table:table-cell>
          <table:table-cell office:value-type="float" office:value="248550" table:style-name="ce20">
            <text:p>248,550<text:s/></text:p>
          </table:table-cell>
          <table:table-cell office:value-type="float" office:value="4566" table:style-name="ce20">
            <text:p>4,566<text:s/></text:p>
          </table:table-cell>
          <table:table-cell table:number-columns-repeated="16373" table:style-name="ce4"/>
        </table:table-row>
        <table:table-row table:number-rows-repeated="2" table:style-name="ro3">
          <table:table-cell table:style-name="ce11"/>
          <table:table-cell table:style-name="ce5"/>
          <table:table-cell table:number-columns-repeated="4" table:style-name="ce20"/>
          <table:table-cell table:style-name="ce22"/>
          <table:table-cell table:number-columns-repeated="4" table:style-name="ce20"/>
          <table:table-cell table:number-columns-repeated="16373" table:style-name="ce4"/>
        </table:table-row>
        <table:table-row table:style-name="ro3">
          <table:table-cell office:value-type="string" table:style-name="ce11">
            <text:p>岡山</text:p>
          </table:table-cell>
          <table:table-cell office:value-type="string" table:style-name="ce5">
            <text:p>Kangshan</text:p>
          </table:table-cell>
          <table:table-cell office:value-type="float" office:value="13" table:style-name="ce20">
            <text:p>13<text:s/></text:p>
          </table:table-cell>
          <table:table-cell office:value-type="float" office:value="683" table:style-name="ce20">
            <text:p>683<text:s/></text:p>
          </table:table-cell>
          <table:table-cell office:value-type="float" office:value="3005.28" table:style-name="ce20">
            <text:p>3,005<text:s/></text:p>
          </table:table-cell>
          <table:table-cell office:value-type="float" office:value="254860.2" table:style-name="ce20">
            <text:p>254,860<text:s/></text:p>
          </table:table-cell>
          <table:table-cell office:value-type="float" office:value="84.8" table:style-name="ce22">
            <text:p>84.80<text:s/></text:p>
          </table:table-cell>
          <table:table-cell office:value-type="float" office:value="14343434" table:style-name="ce20">
            <text:p>14,343,434<text:s/></text:p>
          </table:table-cell>
          <table:table-cell office:value-type="float" office:value="14303226" table:style-name="ce20">
            <text:p>14,303,226<text:s/></text:p>
          </table:table-cell>
          <table:table-cell office:value-type="float" office:value="683055" table:style-name="ce20">
            <text:p>683,055<text:s/></text:p>
          </table:table-cell>
          <table:table-cell office:value-type="float" office:value="40208" table:style-name="ce20">
            <text:p>40,208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台中</text:p>
          </table:table-cell>
          <table:table-cell office:value-type="string" table:style-name="ce5">
            <text:p>Taichung</text:p>
          </table:table-cell>
          <table:table-cell office:value-type="float" office:value="65" table:style-name="ce20">
            <text:p>65<text:s/></text:p>
          </table:table-cell>
          <table:table-cell office:value-type="float" office:value="39997" table:style-name="ce20">
            <text:p>39,997<text:s/></text:p>
          </table:table-cell>
          <table:table-cell office:value-type="float" office:value="17810.47" table:style-name="ce20">
            <text:p>17,810<text:s/></text:p>
          </table:table-cell>
          <table:table-cell office:value-type="float" office:value="2243103" table:style-name="ce20">
            <text:p>2,243,103<text:s/></text:p>
          </table:table-cell>
          <table:table-cell office:value-type="float" office:value="125.94" table:style-name="ce22">
            <text:p>125.94<text:s/></text:p>
          </table:table-cell>
          <table:table-cell office:value-type="float" office:value="146298116" table:style-name="ce20">
            <text:p>146,298,116<text:s/></text:p>
          </table:table-cell>
          <table:table-cell office:value-type="float" office:value="156173828" table:style-name="ce20">
            <text:p>156,173,828<text:s/></text:p>
          </table:table-cell>
          <table:table-cell office:value-type="float" office:value="1373087228" table:style-name="ce20">
            <text:p>1,373,087,228<text:s/></text:p>
          </table:table-cell>
          <table:table-cell office:value-type="float" office:value="-9875712" table:style-name="ce20">
            <text:p>-9,875,712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消費地小計</text:p>
          </table:table-cell>
          <table:table-cell office:value-type="string" table:style-name="ce5">
            <text:p>Total</text:p>
          </table:table-cell>
          <table:table-cell office:value-type="float" office:value="391" table:formula="msoxl:=IF(SUM(C8:C32)=0,&quot;-&quot;,SUM(C8:C32))" table:style-name="ce20">
            <text:p>391<text:s/></text:p>
          </table:table-cell>
          <table:table-cell office:value-type="float" office:value="155792.65" table:formula="msoxl:=IF(SUM(D8:D32)=0,&quot;-&quot;,SUM(D8:D32))" table:style-name="ce20">
            <text:p>155,793<text:s/></text:p>
          </table:table-cell>
          <table:table-cell office:value-type="float" office:value="104640.52000000002" table:formula="msoxl:=IF(SUM(E8:E32)=0,&quot;-&quot;,SUM(E8:E32))" table:style-name="ce20">
            <text:p>104,641<text:s/></text:p>
          </table:table-cell>
          <table:table-cell office:value-type="float" office:value="10809910.76" table:formula="msoxl:=IF(SUM(F8:F32)=0,&quot;-&quot;,SUM(F8:F32))" table:style-name="ce20">
            <text:p>10,809,911<text:s/></text:p>
          </table:table-cell>
          <table:table-cell office:value-type="float" office:value="103.30520872793826" table:formula="msoxl:=IF(AND(SUM(F33)&gt;0,SUM(E33)&gt;0),F33/E33,&quot;-&quot;)" table:style-name="ce21">
            <text:p>103.31<text:s/></text:p>
          </table:table-cell>
          <table:table-cell office:value-type="float" office:value="694891325.39999998" table:formula="msoxl:=IF(SUM(H8:H32)=0,&quot;-&quot;,SUM(H8:H32))" table:style-name="ce20">
            <text:p>694,891,325<text:s/></text:p>
          </table:table-cell>
          <table:table-cell office:value-type="float" office:value="698541780" table:formula="msoxl:=IF(SUM(I8:I32)=0,&quot;-&quot;,SUM(I8:I32))" table:style-name="ce20">
            <text:p>698,541,780<text:s/></text:p>
          </table:table-cell>
          <table:table-cell office:value-type="float" office:value="1527987913" table:formula="msoxl:=IF(SUM(J8:J32)=0,&quot;-&quot;,SUM(J8:J32))" table:style-name="ce20">
            <text:p>1,527,987,913<text:s/></text:p>
          </table:table-cell>
          <table:table-cell office:value-type="float" office:value="-3650454.6000000015" table:formula="msoxl:=IF(SUM(K8:K32)=0,&quot;-&quot;,SUM(K8:K32))" table:style-name="ce20">
            <text:p>-3,650,455<text:s/></text:p>
          </table:table-cell>
          <table:table-cell table:number-columns-repeated="16373" table:style-name="ce4"/>
        </table:table-row>
        <table:table-row table:number-rows-repeated="2" table:style-name="ro3">
          <table:table-cell table:style-name="ce11"/>
          <table:table-cell table:style-name="ce5"/>
          <table:table-cell table:number-columns-repeated="4" table:style-name="ce20"/>
          <table:table-cell table:style-name="ce22"/>
          <table:table-cell table:number-columns-repeated="4" table:style-name="ce20"/>
          <table:table-cell table:number-columns-repeated="16373" table:style-name="ce4"/>
        </table:table-row>
        <table:table-row table:style-name="ro3">
          <table:table-cell office:value-type="string" table:style-name="ce11">
            <text:p>蘇澳</text:p>
          </table:table-cell>
          <table:table-cell office:value-type="string" table:style-name="ce5">
            <text:p>Suao</text:p>
          </table:table-cell>
          <table:table-cell office:value-type="float" office:value="29" table:style-name="ce20">
            <text:p>29<text:s/></text:p>
          </table:table-cell>
          <table:table-cell office:value-type="float" office:value="6245" table:style-name="ce20">
            <text:p>6,245<text:s/></text:p>
          </table:table-cell>
          <table:table-cell office:value-type="float" office:value="72478.460000000006" table:style-name="ce20">
            <text:p>72,478<text:s/></text:p>
          </table:table-cell>
          <table:table-cell office:value-type="float" office:value="2560731" table:style-name="ce20">
            <text:p>2,560,731<text:s/></text:p>
          </table:table-cell>
          <table:table-cell office:value-type="float" office:value="35.33" table:style-name="ce22">
            <text:p>35.33<text:s/></text:p>
          </table:table-cell>
          <table:table-cell office:value-type="float" office:value="29139533" table:style-name="ce20">
            <text:p>29,139,533<text:s/></text:p>
          </table:table-cell>
          <table:table-cell office:value-type="float" office:value="14774381" table:style-name="ce20">
            <text:p>14,774,381<text:s/></text:p>
          </table:table-cell>
          <table:table-cell office:value-type="string" table:style-name="ce20">
            <text:p>-</text:p>
          </table:table-cell>
          <table:table-cell office:value-type="float" office:value="14365152" table:style-name="ce20">
            <text:p>14,365,152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頭城</text:p>
          </table:table-cell>
          <table:table-cell office:value-type="string" table:style-name="ce5">
            <text:p>Touchen</text:p>
          </table:table-cell>
          <table:table-cell office:value-type="float" office:value="13" table:style-name="ce20">
            <text:p>13<text:s/></text:p>
          </table:table-cell>
          <table:table-cell office:value-type="float" office:value="1422" table:style-name="ce20">
            <text:p>1,422<text:s/></text:p>
          </table:table-cell>
          <table:table-cell office:value-type="float" office:value="7145" table:style-name="ce20">
            <text:p>7,145<text:s/></text:p>
          </table:table-cell>
          <table:table-cell office:value-type="float" office:value="491035" table:style-name="ce20">
            <text:p>491,035<text:s/></text:p>
          </table:table-cell>
          <table:table-cell office:value-type="float" office:value="68.72" table:style-name="ce22">
            <text:p>68.72<text:s/></text:p>
          </table:table-cell>
          <table:table-cell office:value-type="float" office:value="13508266" table:style-name="ce20">
            <text:p>13,508,266<text:s/></text:p>
          </table:table-cell>
          <table:table-cell office:value-type="float" office:value="11548168" table:style-name="ce20">
            <text:p>11,548,168<text:s/></text:p>
          </table:table-cell>
          <table:table-cell office:value-type="string" table:style-name="ce20">
            <text:p>-</text:p>
          </table:table-cell>
          <table:table-cell office:value-type="float" office:value="1960098" table:style-name="ce20">
            <text:p>1,960,098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淡水</text:p>
          </table:table-cell>
          <table:table-cell office:value-type="string" table:style-name="ce5">
            <text:p>Tanshui</text:p>
          </table:table-cell>
          <table:table-cell office:value-type="float" office:value="2" table:style-name="ce20">
            <text:p>2<text:s/></text:p>
          </table:table-cell>
          <table:table-cell office:value-type="float" office:value="99" table:style-name="ce20">
            <text:p>99<text:s/></text:p>
          </table:table-cell>
          <table:table-cell office:value-type="float" office:value="332.76" table:style-name="ce20">
            <text:p>333<text:s/></text:p>
          </table:table-cell>
          <table:table-cell office:value-type="float" office:value="73544" table:style-name="ce20">
            <text:p>73,544<text:s/></text:p>
          </table:table-cell>
          <table:table-cell office:value-type="float" office:value="221" table:style-name="ce22">
            <text:p>221.00<text:s/></text:p>
          </table:table-cell>
          <table:table-cell office:value-type="float" office:value="83166269" table:style-name="ce20">
            <text:p>83,166,269<text:s/></text:p>
          </table:table-cell>
          <table:table-cell office:value-type="float" office:value="82409766" table:style-name="ce20">
            <text:p>82,409,766<text:s/></text:p>
          </table:table-cell>
          <table:table-cell office:value-type="float" office:value="13716838.59" table:style-name="ce20">
            <text:p>13,716,839<text:s/></text:p>
          </table:table-cell>
          <table:table-cell office:value-type="float" office:value="756503" table:style-name="ce20">
            <text:p>756,503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0">
            <text:p>貢寮(澳底)</text:p>
          </table:table-cell>
          <table:table-cell office:value-type="string" table:style-name="ce7">
            <text:p>Kungliao(Wotin)</text:p>
          </table:table-cell>
          <table:table-cell office:value-type="float" office:value="3" table:style-name="ce13">
            <text:p>3<text:s/></text:p>
          </table:table-cell>
          <table:table-cell office:value-type="float" office:value="495" table:style-name="ce13">
            <text:p>495<text:s/></text:p>
          </table:table-cell>
          <table:table-cell office:value-type="float" office:value="4976" table:style-name="ce13">
            <text:p>4,976<text:s/></text:p>
          </table:table-cell>
          <table:table-cell office:value-type="float" office:value="244326" table:style-name="ce13">
            <text:p>244,326<text:s/></text:p>
          </table:table-cell>
          <table:table-cell office:value-type="float" office:value="49.1" table:style-name="ce23">
            <text:p>49.10<text:s/></text:p>
          </table:table-cell>
          <table:table-cell office:value-type="float" office:value="23575434" table:style-name="ce13">
            <text:p>23,575,434<text:s/></text:p>
          </table:table-cell>
          <table:table-cell office:value-type="float" office:value="23260476" table:style-name="ce13">
            <text:p>23,260,476<text:s/></text:p>
          </table:table-cell>
          <table:table-cell office:value-type="float" office:value="11115429" table:style-name="ce13">
            <text:p>11,115,429<text:s/></text:p>
          </table:table-cell>
          <table:table-cell office:value-type="float" office:value="314958" table:style-name="ce13">
            <text:p>314,958<text:s/></text:p>
          </table:table-cell>
          <table:table-cell table:number-columns-repeated="16373" table:style-name="ce4"/>
        </table:table-row>
        <table:table-row table:number-rows-repeated="1048537" table:style-name="ro2">
          <table:table-cell table:number-columns-repeated="16384"/>
        </table:table-row>
      </table:table>
      <table:table table:name="台灣地區魚市場概況1(續)" table:style-name="ta1">
        <table:table-column table:style-name="co1" table:default-cell-style-name="ce12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7"/>
        <table:table-column table:style-name="co5" table:number-columns-repeated="4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8">
            <text:p><text:s text:c="3"/>18‧台灣地區魚市場概況(續)<text:s text:c="21"/></text:p>
          </table:table-cell>
          <table:table-cell table:number-columns-repeated="4" table:style-name="ce19"/>
          <table:table-cell office:value-type="string" table:style-name="ce18">
            <text:p>18‧General Information of Fish Market(Continued)</text:p>
          </table:table-cell>
          <table:table-cell table:number-columns-repeated="5" table:style-name="ce19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style-name="ce9"/>
          <table:table-cell table:style-name="ce2"/>
          <table:table-cell office:value-type="string" table:style-name="ce3">
            <text:p><text:s text:c="3"/>員工人數</text:p>
          </table:table-cell>
          <table:table-cell office:value-type="string" table:style-name="ce3">
            <text:p><text:s text:c="3"/>市場面積</text:p>
          </table:table-cell>
          <table:table-cell office:value-type="string" table:style-name="ce3">
            <text:p><text:s text:c="3"/>交易數量</text:p>
          </table:table-cell>
          <table:table-cell office:value-type="string" table:style-name="ce3">
            <text:p><text:s text:c="3"/>交易金額</text:p>
          </table:table-cell>
          <table:table-cell office:value-type="string" table:style-name="ce14">
            <text:p><text:s text:c="3"/>平均單價</text:p>
          </table:table-cell>
          <table:table-cell office:value-type="string" table:style-name="ce3">
            <text:p><text:s text:c="3"/>市場總收入</text:p>
          </table:table-cell>
          <table:table-cell office:value-type="string" table:style-name="ce3">
            <text:p><text:s text:c="3"/>市場總支出</text:p>
          </table:table-cell>
          <table:table-cell office:value-type="string" table:style-name="ce3">
            <text:p><text:s text:c="3"/>產業及設備</text:p>
          </table:table-cell>
          <table:table-cell office:value-type="string" table:style-name="ce3">
            <text:p><text:s text:c="3"/>本期餘絀</text:p>
          </table:table-cell>
          <table:table-cell table:number-columns-repeated="16373" table:style-name="ce4"/>
        </table:table-row>
        <table:table-row table:style-name="ro3">
          <table:table-cell office:value-type="string" table:number-columns-spanned="2" table:number-rows-spanned="1" table:style-name="ce27">
            <text:p>市場別</text:p>
          </table:table-cell>
          <table:covered-table-cell/>
          <table:table-cell office:value-type="string" table:style-name="ce6">
            <text:p><text:s text:c="2"/>(人 Person)</text:p>
          </table:table-cell>
          <table:table-cell office:value-type="string" table:style-name="ce6">
            <text:p>(平方公尺 m2)</text:p>
          </table:table-cell>
          <table:table-cell office:value-type="string" table:style-name="ce6">
            <text:p><text:s text:c="2"/>(公噸 M.T.)</text:p>
          </table:table-cell>
          <table:table-cell office:value-type="string" table:style-name="ce6">
            <text:p>(千元N.T.$1,000)</text:p>
          </table:table-cell>
          <table:table-cell office:value-type="string" table:style-name="ce15">
            <text:p><text:s text:c="2"/>(元 N.T.$)</text:p>
          </table:table-cell>
          <table:table-cell office:value-type="string" table:style-name="ce6">
            <text:p><text:s text:c="2"/>(元 N.T.$)</text:p>
          </table:table-cell>
          <table:table-cell office:value-type="string" table:style-name="ce6">
            <text:p><text:s text:c="2"/>(元 N.T.$)</text:p>
          </table:table-cell>
          <table:table-cell office:value-type="string" table:style-name="ce6">
            <text:p><text:s text:c="2"/>(元 N.T.$)</text:p>
          </table:table-cell>
          <table:table-cell office:value-type="string" table:style-name="ce6">
            <text:p><text:s text:c="2"/>(元 N.T.$)</text:p>
          </table:table-cell>
          <table:table-cell table:number-columns-repeated="16373" table:style-name="ce4"/>
        </table:table-row>
        <table:table-row table:style-name="ro3">
          <table:table-cell office:value-type="string" table:number-columns-spanned="2" table:number-rows-spanned="1" table:style-name="ce27">
            <text:p>Market</text:p>
          </table:table-cell>
          <table:covered-table-cell/>
          <table:table-cell office:value-type="string" table:style-name="ce6">
            <text:p><text:s text:c="2"/>Number of</text:p>
          </table:table-cell>
          <table:table-cell office:value-type="string" table:style-name="ce6">
            <text:p><text:s text:c="3"/>Floor space of</text:p>
          </table:table-cell>
          <table:table-cell office:value-type="string" table:style-name="ce6">
            <text:p><text:s text:c="3"/>Transacted</text:p>
          </table:table-cell>
          <table:table-cell office:value-type="string" table:style-name="ce6">
            <text:p><text:s text:c="3"/>Transacted</text:p>
          </table:table-cell>
          <table:table-cell office:value-type="string" table:style-name="ce15">
            <text:p><text:s text:c="3"/>Average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><text:s text:c="3"/>Surplus</text:p>
          </table:table-cell>
          <table:table-cell table:number-columns-repeated="16373" table:style-name="ce4"/>
        </table:table-row>
        <table:table-row table:style-name="ro3">
          <table:table-cell table:style-name="ce10"/>
          <table:table-cell table:style-name="ce7"/>
          <table:table-cell office:value-type="string" table:style-name="ce8">
            <text:p><text:s text:c="2"/>Employees</text:p>
          </table:table-cell>
          <table:table-cell office:value-type="string" table:style-name="ce8">
            <text:p>transaction halls</text:p>
          </table:table-cell>
          <table:table-cell office:value-type="string" table:style-name="ce8">
            <text:p><text:s text:c="3"/>Quantity</text:p>
          </table:table-cell>
          <table:table-cell office:value-type="string" table:style-name="ce8">
            <text:p><text:s text:c="5"/>Value</text:p>
          </table:table-cell>
          <table:table-cell office:value-type="string" table:style-name="ce16">
            <text:p><text:s text:c="4"/>Price</text:p>
          </table:table-cell>
          <table:table-cell office:value-type="string" table:style-name="ce8">
            <text:p><text:s text:c="3"/>Revenues</text:p>
          </table:table-cell>
          <table:table-cell office:value-type="string" table:style-name="ce8">
            <text:p>Expenditures</text:p>
          </table:table-cell>
          <table:table-cell office:value-type="string" table:style-name="ce8">
            <text:p><text:s text:c="2"/>Facilities</text:p>
          </table:table-cell>
          <table:table-cell office:value-type="string" table:style-name="ce8">
            <text:p><text:s text:c="3"/>This Year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金山</text:p>
          </table:table-cell>
          <table:table-cell office:value-type="string" table:style-name="ce5">
            <text:p>Chinshan</text:p>
          </table:table-cell>
          <table:table-cell office:value-type="float" office:value="1" table:style-name="ce20">
            <text:p>1<text:s/></text:p>
          </table:table-cell>
          <table:table-cell office:value-type="float" office:value="1279" table:style-name="ce20">
            <text:p>1,279<text:s/></text:p>
          </table:table-cell>
          <table:table-cell office:value-type="float" office:value="1248.97" table:style-name="ce20">
            <text:p>1,249<text:s/></text:p>
          </table:table-cell>
          <table:table-cell office:value-type="float" office:value="294700" table:style-name="ce20">
            <text:p>294,700<text:s/></text:p>
          </table:table-cell>
          <table:table-cell office:value-type="float" office:value="235.95" table:style-name="ce22">
            <text:p>235.95<text:s/></text:p>
          </table:table-cell>
          <table:table-cell office:value-type="float" office:value="21717644" table:style-name="ce20">
            <text:p>21,717,644<text:s/></text:p>
          </table:table-cell>
          <table:table-cell office:value-type="float" office:value="7560841" table:style-name="ce20">
            <text:p>7,560,841<text:s/></text:p>
          </table:table-cell>
          <table:table-cell office:value-type="string" table:style-name="ce20">
            <text:p>-</text:p>
          </table:table-cell>
          <table:table-cell office:value-type="float" office:value="14156803" table:style-name="ce20">
            <text:p>14,156,803<text:s/></text:p>
          </table:table-cell>
          <table:table-cell table:number-columns-repeated="16373" table:style-name="ce4"/>
        </table:table-row>
        <table:table-row table:number-rows-repeated="2" table:style-name="ro3">
          <table:table-cell office:value-type="string" table:style-name="ce11">
            <text:p><text:s text:c="7"/></text:p>
          </table:table-cell>
          <table:table-cell table:style-name="ce5"/>
          <table:table-cell table:number-columns-repeated="4" table:style-name="ce20"/>
          <table:table-cell table:style-name="ce22"/>
          <table:table-cell table:number-columns-repeated="4" table:style-name="ce20"/>
          <table:table-cell table:number-columns-repeated="16373" table:style-name="ce4"/>
        </table:table-row>
        <table:table-row table:style-name="ro3">
          <table:table-cell office:value-type="string" table:style-name="ce11">
            <text:p>萬里</text:p>
          </table:table-cell>
          <table:table-cell office:value-type="string" table:style-name="ce5">
            <text:p>Wanli</text:p>
          </table:table-cell>
          <table:table-cell office:value-type="float" office:value="5" table:style-name="ce20">
            <text:p>5<text:s/></text:p>
          </table:table-cell>
          <table:table-cell office:value-type="float" office:value="1585" table:style-name="ce20">
            <text:p>1,585<text:s/></text:p>
          </table:table-cell>
          <table:table-cell office:value-type="float" office:value="1912.2" table:style-name="ce20">
            <text:p>1,912<text:s/></text:p>
          </table:table-cell>
          <table:table-cell office:value-type="float" office:value="254189.33" table:style-name="ce20">
            <text:p>254,189<text:s/></text:p>
          </table:table-cell>
          <table:table-cell office:value-type="float" office:value="132.93" table:style-name="ce22">
            <text:p>132.93<text:s/></text:p>
          </table:table-cell>
          <table:table-cell office:value-type="float" office:value="15997238" table:style-name="ce20">
            <text:p>15,997,238<text:s/></text:p>
          </table:table-cell>
          <table:table-cell office:value-type="float" office:value="10352716" table:style-name="ce20">
            <text:p>10,352,716<text:s/></text:p>
          </table:table-cell>
          <table:table-cell office:value-type="float" office:value="64367341" table:style-name="ce20">
            <text:p>64,367,341<text:s/></text:p>
          </table:table-cell>
          <table:table-cell office:value-type="float" office:value="5644522" table:style-name="ce20">
            <text:p>5,644,522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桃園(竹圍)</text:p>
          </table:table-cell>
          <table:table-cell office:value-type="string" table:style-name="ce5">
            <text:p>Taoyuan(chuwei)</text:p>
          </table:table-cell>
          <table:table-cell office:value-type="float" office:value="5" table:style-name="ce20">
            <text:p>5<text:s/></text:p>
          </table:table-cell>
          <table:table-cell office:value-type="float" office:value="633" table:style-name="ce20">
            <text:p>633<text:s/></text:p>
          </table:table-cell>
          <table:table-cell office:value-type="float" office:value="394.87" table:style-name="ce20">
            <text:p>395<text:s/></text:p>
          </table:table-cell>
          <table:table-cell office:value-type="float" office:value="99930.89" table:style-name="ce20">
            <text:p>99,931<text:s/></text:p>
          </table:table-cell>
          <table:table-cell office:value-type="float" office:value="253.07" table:style-name="ce22">
            <text:p>253.07<text:s/></text:p>
          </table:table-cell>
          <table:table-cell office:value-type="float" office:value="48778315" table:style-name="ce20">
            <text:p>48,778,315<text:s/></text:p>
          </table:table-cell>
          <table:table-cell office:value-type="float" office:value="48141070" table:style-name="ce20">
            <text:p>48,141,070<text:s/></text:p>
          </table:table-cell>
          <table:table-cell office:value-type="float" office:value="318973531" table:style-name="ce20">
            <text:p>318,973,531<text:s/></text:p>
          </table:table-cell>
          <table:table-cell office:value-type="float" office:value="637245" table:style-name="ce20">
            <text:p>637,245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中壢(永安港)</text:p>
          </table:table-cell>
          <table:table-cell office:value-type="string" table:style-name="ce5">
            <text:p>Chungli</text:p>
          </table:table-cell>
          <table:table-cell office:value-type="float" office:value="4" table:style-name="ce20">
            <text:p>4<text:s/></text:p>
          </table:table-cell>
          <table:table-cell office:value-type="float" office:value="326" table:style-name="ce20">
            <text:p>326<text:s/></text:p>
          </table:table-cell>
          <table:table-cell office:value-type="float" office:value="316.36" table:style-name="ce20">
            <text:p>316<text:s/></text:p>
          </table:table-cell>
          <table:table-cell office:value-type="float" office:value="110059.39" table:style-name="ce20">
            <text:p>110,059<text:s/></text:p>
          </table:table-cell>
          <table:table-cell office:value-type="float" office:value="347.89" table:style-name="ce22">
            <text:p>347.89<text:s/></text:p>
          </table:table-cell>
          <table:table-cell office:value-type="float" office:value="41275527" table:style-name="ce20">
            <text:p>41,275,527<text:s/></text:p>
          </table:table-cell>
          <table:table-cell office:value-type="float" office:value="36664338" table:style-name="ce20">
            <text:p>36,664,338<text:s/></text:p>
          </table:table-cell>
          <table:table-cell office:value-type="float" office:value="197577948" table:style-name="ce20">
            <text:p>197,577,948<text:s/></text:p>
          </table:table-cell>
          <table:table-cell office:value-type="float" office:value="4611189" table:style-name="ce20">
            <text:p>4,611,189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南龍</text:p>
          </table:table-cell>
          <table:table-cell office:value-type="string" table:style-name="ce5">
            <text:p>Nanlung</text:p>
          </table:table-cell>
          <table:table-cell office:value-type="float" office:value="5" table:style-name="ce20">
            <text:p>5<text:s/></text:p>
          </table:table-cell>
          <table:table-cell office:value-type="float" office:value="130" table:style-name="ce20">
            <text:p>130<text:s/></text:p>
          </table:table-cell>
          <table:table-cell office:value-type="float" office:value="246" table:style-name="ce20">
            <text:p>246<text:s/></text:p>
          </table:table-cell>
          <table:table-cell office:value-type="float" office:value="59654" table:style-name="ce20">
            <text:p>59,654<text:s/></text:p>
          </table:table-cell>
          <table:table-cell office:value-type="float" office:value="242.49" table:style-name="ce22">
            <text:p>242.49<text:s/></text:p>
          </table:table-cell>
          <table:table-cell office:value-type="float" office:value="7974671" table:style-name="ce20">
            <text:p>7,974,671<text:s/></text:p>
          </table:table-cell>
          <table:table-cell office:value-type="float" office:value="7032114" table:style-name="ce20">
            <text:p>7,032,114<text:s/></text:p>
          </table:table-cell>
          <table:table-cell office:value-type="float" office:value="5365540" table:style-name="ce20">
            <text:p>5,365,540<text:s/></text:p>
          </table:table-cell>
          <table:table-cell office:value-type="float" office:value="942557" table:style-name="ce20">
            <text:p>942,557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通苑</text:p>
          </table:table-cell>
          <table:table-cell office:value-type="string" table:style-name="ce5">
            <text:p>Tungwan</text:p>
          </table:table-cell>
          <table:table-cell office:value-type="float" office:value="1" table:style-name="ce20">
            <text:p>1<text:s/></text:p>
          </table:table-cell>
          <table:table-cell office:value-type="float" office:value="40" table:style-name="ce20">
            <text:p>40<text:s/></text:p>
          </table:table-cell>
          <table:table-cell office:value-type="float" office:value="406.23" table:style-name="ce20">
            <text:p>406<text:s/></text:p>
          </table:table-cell>
          <table:table-cell office:value-type="float" office:value="81166" table:style-name="ce20">
            <text:p>81,166<text:s/></text:p>
          </table:table-cell>
          <table:table-cell office:value-type="float" office:value="200" table:style-name="ce22">
            <text:p>200.00<text:s/></text:p>
          </table:table-cell>
          <table:table-cell office:value-type="float" office:value="4756775" table:style-name="ce20">
            <text:p>4,756,775<text:s/></text:p>
          </table:table-cell>
          <table:table-cell office:value-type="float" office:value="1374621" table:style-name="ce20">
            <text:p>1,374,621<text:s/></text:p>
          </table:table-cell>
          <table:table-cell office:value-type="string" table:style-name="ce20">
            <text:p>-</text:p>
          </table:table-cell>
          <table:table-cell office:value-type="float" office:value="3382154" table:style-name="ce20">
            <text:p>3,382,154<text:s/></text:p>
          </table:table-cell>
          <table:table-cell table:number-columns-repeated="16373" table:style-name="ce4"/>
        </table:table-row>
        <table:table-row table:number-rows-repeated="2" table:style-name="ro3">
          <table:table-cell office:value-type="string" table:style-name="ce11">
            <text:p><text:s text:c="7"/></text:p>
          </table:table-cell>
          <table:table-cell table:style-name="ce5"/>
          <table:table-cell table:number-columns-repeated="4" table:style-name="ce20"/>
          <table:table-cell table:style-name="ce22"/>
          <table:table-cell table:number-columns-repeated="4" table:style-name="ce20"/>
          <table:table-cell table:number-columns-repeated="16373" table:style-name="ce4"/>
        </table:table-row>
        <table:table-row table:style-name="ro3">
          <table:table-cell office:value-type="string" table:style-name="ce11">
            <text:p>台中港</text:p>
          </table:table-cell>
          <table:table-cell office:value-type="string" table:style-name="ce5">
            <text:p>Taichungkang</text:p>
          </table:table-cell>
          <table:table-cell office:value-type="float" office:value="62" table:style-name="ce20">
            <text:p>62<text:s/></text:p>
          </table:table-cell>
          <table:table-cell office:value-type="float" office:value="357" table:style-name="ce20">
            <text:p>357<text:s/></text:p>
          </table:table-cell>
          <table:table-cell office:value-type="float" office:value="672.27" table:style-name="ce20">
            <text:p>672<text:s/></text:p>
          </table:table-cell>
          <table:table-cell office:value-type="float" office:value="115950" table:style-name="ce20">
            <text:p>115,950<text:s/></text:p>
          </table:table-cell>
          <table:table-cell office:value-type="float" office:value="172.47" table:style-name="ce22">
            <text:p>172.47<text:s/></text:p>
          </table:table-cell>
          <table:table-cell office:value-type="float" office:value="81028713" table:style-name="ce20">
            <text:p>81,028,713<text:s/></text:p>
          </table:table-cell>
          <table:table-cell office:value-type="float" office:value="80874699" table:style-name="ce20">
            <text:p>80,874,699<text:s/></text:p>
          </table:table-cell>
          <table:table-cell office:value-type="float" office:value="299310985" table:style-name="ce20">
            <text:p>299,310,985<text:s/></text:p>
          </table:table-cell>
          <table:table-cell office:value-type="float" office:value="154014" table:style-name="ce20">
            <text:p>154,014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王功等七分場</text:p>
          </table:table-cell>
          <table:table-cell office:value-type="string" table:style-name="ce5">
            <text:p>Wangkong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雲林(四湖)</text:p>
          </table:table-cell>
          <table:table-cell office:value-type="string" table:style-name="ce5">
            <text:p>Yunlin</text:p>
          </table:table-cell>
          <table:table-cell office:value-type="float" office:value="2" table:style-name="ce20">
            <text:p>2<text:s/></text:p>
          </table:table-cell>
          <table:table-cell office:value-type="float" office:value="1225" table:style-name="ce20">
            <text:p>1,225<text:s/></text:p>
          </table:table-cell>
          <table:table-cell office:value-type="float" office:value="2.6" table:style-name="ce20">
            <text:p>3<text:s/></text:p>
          </table:table-cell>
          <table:table-cell office:value-type="float" office:value="1005" table:style-name="ce20">
            <text:p>1,005<text:s/></text:p>
          </table:table-cell>
          <table:table-cell office:value-type="float" office:value="385.2" table:style-name="ce22">
            <text:p>385.20<text:s/></text:p>
          </table:table-cell>
          <table:table-cell office:value-type="float" office:value="39510" table:style-name="ce20">
            <text:p>39,510<text:s/></text:p>
          </table:table-cell>
          <table:table-cell office:value-type="float" office:value="328598" table:style-name="ce20">
            <text:p>328,598<text:s/></text:p>
          </table:table-cell>
          <table:table-cell office:value-type="string" table:style-name="ce20">
            <text:p>-</text:p>
          </table:table-cell>
          <table:table-cell office:value-type="float" office:value="-289088" table:style-name="ce20">
            <text:p>-289,088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東石</text:p>
          </table:table-cell>
          <table:table-cell office:value-type="string" table:style-name="ce5">
            <text:p>Tunghih</text:p>
          </table:table-cell>
          <table:table-cell office:value-type="float" office:value="9" table:style-name="ce20">
            <text:p>9<text:s/></text:p>
          </table:table-cell>
          <table:table-cell office:value-type="float" office:value="3183.48" table:style-name="ce20">
            <text:p>3,183<text:s/></text:p>
          </table:table-cell>
          <table:table-cell office:value-type="float" office:value="713.83" table:style-name="ce20">
            <text:p>714<text:s/></text:p>
          </table:table-cell>
          <table:table-cell office:value-type="float" office:value="118488" table:style-name="ce20">
            <text:p>118,488<text:s/></text:p>
          </table:table-cell>
          <table:table-cell office:value-type="float" office:value="165.98" table:style-name="ce22">
            <text:p>165.98<text:s/></text:p>
          </table:table-cell>
          <table:table-cell office:value-type="float" office:value="4124286" table:style-name="ce20">
            <text:p>4,124,286<text:s/></text:p>
          </table:table-cell>
          <table:table-cell office:value-type="float" office:value="6301403" table:style-name="ce20">
            <text:p>6,301,403<text:s/></text:p>
          </table:table-cell>
          <table:table-cell office:value-type="string" table:style-name="ce20">
            <text:p>-</text:p>
          </table:table-cell>
          <table:table-cell office:value-type="float" office:value="-2177117" table:style-name="ce20">
            <text:p>-2,177,117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布袋</text:p>
          </table:table-cell>
          <table:table-cell office:value-type="string" table:style-name="ce5">
            <text:p>Budai</text:p>
          </table:table-cell>
          <table:table-cell office:value-type="float" office:value="4" table:style-name="ce20">
            <text:p>4<text:s/></text:p>
          </table:table-cell>
          <table:table-cell office:value-type="float" office:value="3443.36" table:style-name="ce20">
            <text:p>3,443<text:s/></text:p>
          </table:table-cell>
          <table:table-cell office:value-type="float" office:value="117.18" table:style-name="ce20">
            <text:p>117<text:s/></text:p>
          </table:table-cell>
          <table:table-cell office:value-type="float" office:value="24561" table:style-name="ce20">
            <text:p>24,561<text:s/></text:p>
          </table:table-cell>
          <table:table-cell office:value-type="float" office:value="209.58" table:style-name="ce22">
            <text:p>209.58<text:s/></text:p>
          </table:table-cell>
          <table:table-cell office:value-type="float" office:value="853286" table:style-name="ce20">
            <text:p>853,286<text:s/></text:p>
          </table:table-cell>
          <table:table-cell office:value-type="float" office:value="2882250" table:style-name="ce20">
            <text:p>2,882,250<text:s/></text:p>
          </table:table-cell>
          <table:table-cell office:value-type="string" table:style-name="ce20">
            <text:p>-</text:p>
          </table:table-cell>
          <table:table-cell office:value-type="float" office:value="-2028964" table:style-name="ce20">
            <text:p>-2,028,964<text:s/></text:p>
          </table:table-cell>
          <table:table-cell table:number-columns-repeated="16373" table:style-name="ce4"/>
        </table:table-row>
        <table:table-row table:number-rows-repeated="2" table:style-name="ro3">
          <table:table-cell office:value-type="string" table:style-name="ce11">
            <text:p><text:s text:c="7"/></text:p>
          </table:table-cell>
          <table:table-cell table:style-name="ce5"/>
          <table:table-cell table:number-columns-repeated="4" table:style-name="ce20"/>
          <table:table-cell table:style-name="ce22"/>
          <table:table-cell table:number-columns-repeated="4" table:style-name="ce20"/>
          <table:table-cell table:number-columns-repeated="16373" table:style-name="ce4"/>
        </table:table-row>
        <table:table-row table:style-name="ro3">
          <table:table-cell office:value-type="string" table:style-name="ce11">
            <text:p>北門</text:p>
          </table:table-cell>
          <table:table-cell office:value-type="string" table:style-name="ce5">
            <text:p>Peimen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青山港</text:p>
          </table:table-cell>
          <table:table-cell office:value-type="string" table:style-name="ce5">
            <text:p>Chinshankang</text:p>
          </table:table-cell>
          <table:table-cell office:value-type="float" office:value="8" table:style-name="ce20">
            <text:p>8<text:s/></text:p>
          </table:table-cell>
          <table:table-cell office:value-type="float" office:value="1409" table:style-name="ce20">
            <text:p>1,409<text:s/></text:p>
          </table:table-cell>
          <table:table-cell office:value-type="float" office:value="175.18" table:style-name="ce20">
            <text:p>175<text:s/></text:p>
          </table:table-cell>
          <table:table-cell office:value-type="float" office:value="47267" table:style-name="ce20">
            <text:p>47,267<text:s/></text:p>
          </table:table-cell>
          <table:table-cell office:value-type="float" office:value="269.81" table:style-name="ce22">
            <text:p>269.81<text:s/></text:p>
          </table:table-cell>
          <table:table-cell office:value-type="float" office:value="1291593" table:style-name="ce20">
            <text:p>1,291,593<text:s/>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float" office:value="1291593" table:style-name="ce20">
            <text:p>1,291,593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將軍港</text:p>
          </table:table-cell>
          <table:table-cell office:value-type="string" table:style-name="ce5">
            <text:p>Chiangchuingkang</text:p>
          </table:table-cell>
          <table:table-cell office:value-type="float" office:value="8" table:style-name="ce20">
            <text:p>8<text:s/></text:p>
          </table:table-cell>
          <table:table-cell office:value-type="float" office:value="1450" table:style-name="ce20">
            <text:p>1,450<text:s/></text:p>
          </table:table-cell>
          <table:table-cell office:value-type="float" office:value="317.67" table:style-name="ce20">
            <text:p>318<text:s/></text:p>
          </table:table-cell>
          <table:table-cell office:value-type="float" office:value="60881" table:style-name="ce20">
            <text:p>60,881<text:s/></text:p>
          </table:table-cell>
          <table:table-cell office:value-type="float" office:value="191.64" table:style-name="ce22">
            <text:p>191.64<text:s/></text:p>
          </table:table-cell>
          <table:table-cell office:value-type="float" office:value="1537017" table:style-name="ce20">
            <text:p>1,537,017<text:s/>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float" office:value="1537017" table:style-name="ce20">
            <text:p>1,537,017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七股</text:p>
          </table:table-cell>
          <table:table-cell office:value-type="string" table:style-name="ce5">
            <text:p>Chinku</text:p>
          </table:table-cell>
          <table:table-cell office:value-type="float" office:value="4" table:style-name="ce20">
            <text:p>4<text:s/></text:p>
          </table:table-cell>
          <table:table-cell office:value-type="float" office:value="863" table:style-name="ce20">
            <text:p>863<text:s/></text:p>
          </table:table-cell>
          <table:table-cell office:value-type="float" office:value="50.47" table:style-name="ce20">
            <text:p>50<text:s/></text:p>
          </table:table-cell>
          <table:table-cell office:value-type="float" office:value="6169" table:style-name="ce20">
            <text:p>6,169<text:s/></text:p>
          </table:table-cell>
          <table:table-cell office:value-type="float" office:value="122.21" table:style-name="ce22">
            <text:p>122.21<text:s/></text:p>
          </table:table-cell>
          <table:table-cell office:value-type="float" office:value="152282" table:style-name="ce20">
            <text:p>152,282<text:s/>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float" office:value="152282" table:style-name="ce20">
            <text:p>152,282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興達港</text:p>
          </table:table-cell>
          <table:table-cell office:value-type="string" table:style-name="ce5">
            <text:p>Shindarkang</text:p>
          </table:table-cell>
          <table:table-cell office:value-type="float" office:value="5" table:style-name="ce20">
            <text:p>5<text:s/></text:p>
          </table:table-cell>
          <table:table-cell office:value-type="float" office:value="4800" table:style-name="ce20">
            <text:p>4,800<text:s/></text:p>
          </table:table-cell>
          <table:table-cell office:value-type="float" office:value="4626.3900000000003" table:style-name="ce20">
            <text:p>4,626<text:s/></text:p>
          </table:table-cell>
          <table:table-cell office:value-type="float" office:value="331062" table:style-name="ce20">
            <text:p>331,062<text:s/></text:p>
          </table:table-cell>
          <table:table-cell office:value-type="float" office:value="71.55" table:style-name="ce22">
            <text:p>71.55<text:s/></text:p>
          </table:table-cell>
          <table:table-cell office:value-type="float" office:value="12294241" table:style-name="ce20">
            <text:p>12,294,241<text:s/></text:p>
          </table:table-cell>
          <table:table-cell office:value-type="float" office:value="7379978" table:style-name="ce20">
            <text:p>7,379,978<text:s/></text:p>
          </table:table-cell>
          <table:table-cell office:value-type="string" table:style-name="ce20">
            <text:p>-</text:p>
          </table:table-cell>
          <table:table-cell office:value-type="float" office:value="4914263" table:style-name="ce20">
            <text:p>4,914,263<text:s/></text:p>
          </table:table-cell>
          <table:table-cell table:number-columns-repeated="16373" table:style-name="ce4"/>
        </table:table-row>
        <table:table-row table:number-rows-repeated="2" table:style-name="ro3">
          <table:table-cell table:style-name="ce11"/>
          <table:table-cell table:style-name="ce5"/>
          <table:table-cell table:number-columns-repeated="4" table:style-name="ce20"/>
          <table:table-cell table:style-name="ce22"/>
          <table:table-cell table:number-columns-repeated="4" table:style-name="ce20"/>
          <table:table-cell table:number-columns-repeated="16373" table:style-name="ce4"/>
        </table:table-row>
        <table:table-row table:style-name="ro3">
          <table:table-cell office:value-type="string" table:style-name="ce11">
            <text:p>永安</text:p>
          </table:table-cell>
          <table:table-cell office:value-type="string" table:style-name="ce5">
            <text:p>Yenan</text:p>
          </table:table-cell>
          <table:table-cell office:value-type="float" office:value="1" table:style-name="ce20">
            <text:p>1<text:s/></text:p>
          </table:table-cell>
          <table:table-cell office:value-type="float" office:value="412.87" table:style-name="ce20">
            <text:p>413<text:s/></text:p>
          </table:table-cell>
          <table:table-cell office:value-type="float" office:value="21.04" table:style-name="ce20">
            <text:p>21<text:s/></text:p>
          </table:table-cell>
          <table:table-cell office:value-type="float" office:value="6502.69" table:style-name="ce20">
            <text:p>6,503<text:s/></text:p>
          </table:table-cell>
          <table:table-cell office:value-type="float" office:value="308.99" table:style-name="ce22">
            <text:p>308.99<text:s/></text:p>
          </table:table-cell>
          <table:table-cell office:value-type="float" office:value="3396250" table:style-name="ce20">
            <text:p>3,396,250<text:s/></text:p>
          </table:table-cell>
          <table:table-cell office:value-type="float" office:value="3194925" table:style-name="ce20">
            <text:p>3,194,925<text:s/></text:p>
          </table:table-cell>
          <table:table-cell office:value-type="string" table:style-name="ce20">
            <text:p>-</text:p>
          </table:table-cell>
          <table:table-cell office:value-type="float" office:value="201325" table:style-name="ce20">
            <text:p>201,325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梓官(蚵子寮)</text:p>
          </table:table-cell>
          <table:table-cell office:value-type="string" table:style-name="ce5">
            <text:p>Tzekwang(Kertzeliao)</text:p>
          </table:table-cell>
          <table:table-cell office:value-type="float" office:value="11" table:style-name="ce20">
            <text:p>11<text:s/></text:p>
          </table:table-cell>
          <table:table-cell office:value-type="float" office:value="710" table:style-name="ce20">
            <text:p>710<text:s/></text:p>
          </table:table-cell>
          <table:table-cell office:value-type="float" office:value="3377.96" table:style-name="ce20">
            <text:p>3,378<text:s/></text:p>
          </table:table-cell>
          <table:table-cell office:value-type="float" office:value="499634" table:style-name="ce20">
            <text:p>499,634<text:s/></text:p>
          </table:table-cell>
          <table:table-cell office:value-type="float" office:value="147.9" table:style-name="ce22">
            <text:p>147.90<text:s/></text:p>
          </table:table-cell>
          <table:table-cell office:value-type="float" office:value="300296473" table:style-name="ce20">
            <text:p>300,296,473<text:s/></text:p>
          </table:table-cell>
          <table:table-cell office:value-type="float" office:value="297780788" table:style-name="ce20">
            <text:p>297,780,788<text:s/></text:p>
          </table:table-cell>
          <table:table-cell office:value-type="string" table:style-name="ce20">
            <text:p>-</text:p>
          </table:table-cell>
          <table:table-cell office:value-type="float" office:value="2515685" table:style-name="ce20">
            <text:p>2,515,685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彌陀(南寮)</text:p>
          </table:table-cell>
          <table:table-cell office:value-type="string" table:style-name="ce5">
            <text:p>Mitwo(Nanliao)</text:p>
          </table:table-cell>
          <table:table-cell office:value-type="float" office:value="8" table:style-name="ce20">
            <text:p>8<text:s/></text:p>
          </table:table-cell>
          <table:table-cell office:value-type="float" office:value="700" table:style-name="ce20">
            <text:p>700<text:s/></text:p>
          </table:table-cell>
          <table:table-cell office:value-type="float" office:value="710.95" table:style-name="ce20">
            <text:p>711<text:s/></text:p>
          </table:table-cell>
          <table:table-cell office:value-type="float" office:value="135650" table:style-name="ce20">
            <text:p>135,650<text:s/></text:p>
          </table:table-cell>
          <table:table-cell office:value-type="float" office:value="190.79" table:style-name="ce22">
            <text:p>190.79<text:s/></text:p>
          </table:table-cell>
          <table:table-cell office:value-type="float" office:value="16429571" table:style-name="ce20">
            <text:p>16,429,571<text:s/></text:p>
          </table:table-cell>
          <table:table-cell office:value-type="float" office:value="16362361" table:style-name="ce20">
            <text:p>16,362,361<text:s/></text:p>
          </table:table-cell>
          <table:table-cell office:value-type="string" table:style-name="ce20">
            <text:p>-</text:p>
          </table:table-cell>
          <table:table-cell office:value-type="float" office:value="67210" table:style-name="ce20">
            <text:p>67,210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林園(中芸)</text:p>
          </table:table-cell>
          <table:table-cell office:value-type="string" table:style-name="ce5">
            <text:p>Linyuan(Chungun)</text:p>
          </table:table-cell>
          <table:table-cell office:value-type="float" office:value="4" table:style-name="ce20">
            <text:p>4<text:s/></text:p>
          </table:table-cell>
          <table:table-cell office:value-type="float" office:value="3200" table:style-name="ce20">
            <text:p>3,200<text:s/></text:p>
          </table:table-cell>
          <table:table-cell office:value-type="float" office:value="3613.17" table:style-name="ce20">
            <text:p>3,613<text:s/></text:p>
          </table:table-cell>
          <table:table-cell office:value-type="float" office:value="66615" table:style-name="ce20">
            <text:p>66,615<text:s/></text:p>
          </table:table-cell>
          <table:table-cell office:value-type="float" office:value="18.43" table:style-name="ce22">
            <text:p>18.43<text:s/></text:p>
          </table:table-cell>
          <table:table-cell office:value-type="float" office:value="16049389" table:style-name="ce20">
            <text:p>16,049,389<text:s/></text:p>
          </table:table-cell>
          <table:table-cell office:value-type="float" office:value="15857168" table:style-name="ce20">
            <text:p>15,857,168<text:s/></text:p>
          </table:table-cell>
          <table:table-cell office:value-type="float" office:value="90544363" table:style-name="ce20">
            <text:p>90,544,363<text:s/></text:p>
          </table:table-cell>
          <table:table-cell office:value-type="float" office:value="192221" table:style-name="ce20">
            <text:p>192,221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東港</text:p>
          </table:table-cell>
          <table:table-cell office:value-type="string" table:style-name="ce5">
            <text:p>Tungkang</text:p>
          </table:table-cell>
          <table:table-cell office:value-type="float" office:value="63" table:style-name="ce20">
            <text:p>63<text:s/></text:p>
          </table:table-cell>
          <table:table-cell office:value-type="float" office:value="16111" table:style-name="ce20">
            <text:p>16,111<text:s/></text:p>
          </table:table-cell>
          <table:table-cell office:value-type="float" office:value="37186" table:style-name="ce20">
            <text:p>37,186<text:s/></text:p>
          </table:table-cell>
          <table:table-cell office:value-type="float" office:value="3183459" table:style-name="ce20">
            <text:p>3,183,459<text:s/></text:p>
          </table:table-cell>
          <table:table-cell office:value-type="float" office:value="85.6" table:style-name="ce22">
            <text:p>85.60<text:s/></text:p>
          </table:table-cell>
          <table:table-cell office:value-type="float" office:value="113526192" table:style-name="ce20">
            <text:p>113,526,192<text:s/></text:p>
          </table:table-cell>
          <table:table-cell office:value-type="float" office:value="21775484" table:style-name="ce20">
            <text:p>21,775,484<text:s/></text:p>
          </table:table-cell>
          <table:table-cell office:value-type="float" office:value="198289933.5" table:style-name="ce20">
            <text:p>198,289,934<text:s/></text:p>
          </table:table-cell>
          <table:table-cell office:value-type="float" office:value="91750708" table:style-name="ce20">
            <text:p>91,750,708<text:s/></text:p>
          </table:table-cell>
          <table:table-cell table:number-columns-repeated="16373" table:style-name="ce4"/>
        </table:table-row>
        <table:table-row table:number-rows-repeated="2" table:style-name="ro3">
          <table:table-cell table:style-name="ce11"/>
          <table:table-cell table:style-name="ce5"/>
          <table:table-cell table:number-columns-repeated="4" table:style-name="ce20"/>
          <table:table-cell table:style-name="ce22"/>
          <table:table-cell table:number-columns-repeated="4" table:style-name="ce20"/>
          <table:table-cell table:number-columns-repeated="16373" table:style-name="ce4"/>
        </table:table-row>
        <table:table-row table:style-name="ro3">
          <table:table-cell office:value-type="string" table:style-name="ce11">
            <text:p>林邊</text:p>
          </table:table-cell>
          <table:table-cell office:value-type="string" table:style-name="ce5">
            <text:p>Linbein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0">
            <text:p>枋寮</text:p>
          </table:table-cell>
          <table:table-cell office:value-type="string" table:style-name="ce7">
            <text:p>Fanliao</text:p>
          </table:table-cell>
          <table:table-cell office:value-type="float" office:value="2" table:style-name="ce13">
            <text:p>2<text:s/></text:p>
          </table:table-cell>
          <table:table-cell office:value-type="float" office:value="900" table:style-name="ce13">
            <text:p>900<text:s/></text:p>
          </table:table-cell>
          <table:table-cell office:value-type="float" office:value="238.96" table:style-name="ce13">
            <text:p>239<text:s/></text:p>
          </table:table-cell>
          <table:table-cell office:value-type="float" office:value="63663" table:style-name="ce13">
            <text:p>63,663<text:s/></text:p>
          </table:table-cell>
          <table:table-cell office:value-type="float" office:value="266.41000000000003" table:style-name="ce23">
            <text:p>266.41<text:s/></text:p>
          </table:table-cell>
          <table:table-cell office:value-type="float" office:value="4068266" table:style-name="ce13">
            <text:p>4,068,266<text:s/></text:p>
          </table:table-cell>
          <table:table-cell office:value-type="float" office:value="463829" table:style-name="ce13">
            <text:p>463,829<text:s/></text:p>
          </table:table-cell>
          <table:table-cell office:value-type="string" table:style-name="ce13">
            <text:p>-</text:p>
          </table:table-cell>
          <table:table-cell office:value-type="float" office:value="3604437" table:style-name="ce13">
            <text:p>3,604,437<text:s/></text:p>
          </table:table-cell>
          <table:table-cell table:number-columns-repeated="16373" table:style-name="ce4"/>
        </table:table-row>
        <table:table-row table:number-rows-repeated="1048537" table:style-name="ro2">
          <table:table-cell table:number-columns-repeated="16384"/>
        </table:table-row>
      </table:table>
      <table:table table:name="台灣地區魚市場概況2(續完)" table:style-name="ta1">
        <table:table-column table:style-name="co1" table:default-cell-style-name="ce12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7"/>
        <table:table-column table:style-name="co5" table:number-columns-repeated="4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8">
            <text:p><text:s text:c="3"/>18‧台灣地區魚市場概況(續完)<text:s text:c="21"/></text:p>
          </table:table-cell>
          <table:table-cell table:number-columns-repeated="4" table:style-name="ce19"/>
          <table:table-cell office:value-type="string" table:style-name="ce18">
            <text:p>18‧General Information of Fish Market(End)</text:p>
          </table:table-cell>
          <table:table-cell table:number-columns-repeated="5" table:style-name="ce19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style-name="ce9"/>
          <table:table-cell table:style-name="ce2"/>
          <table:table-cell office:value-type="string" table:style-name="ce3">
            <text:p><text:s text:c="3"/>員工人數</text:p>
          </table:table-cell>
          <table:table-cell office:value-type="string" table:style-name="ce3">
            <text:p><text:s text:c="3"/>市場面積</text:p>
          </table:table-cell>
          <table:table-cell office:value-type="string" table:style-name="ce3">
            <text:p><text:s text:c="3"/>交易數量</text:p>
          </table:table-cell>
          <table:table-cell office:value-type="string" table:style-name="ce3">
            <text:p><text:s text:c="3"/>交易金額</text:p>
          </table:table-cell>
          <table:table-cell office:value-type="string" table:style-name="ce14">
            <text:p><text:s text:c="3"/>平均單價</text:p>
          </table:table-cell>
          <table:table-cell office:value-type="string" table:style-name="ce3">
            <text:p><text:s text:c="3"/>市場總收入</text:p>
          </table:table-cell>
          <table:table-cell office:value-type="string" table:style-name="ce3">
            <text:p><text:s text:c="3"/>市場總支出</text:p>
          </table:table-cell>
          <table:table-cell office:value-type="string" table:style-name="ce3">
            <text:p><text:s text:c="3"/>產業及設備</text:p>
          </table:table-cell>
          <table:table-cell office:value-type="string" table:style-name="ce3">
            <text:p><text:s text:c="3"/>本期餘絀</text:p>
          </table:table-cell>
          <table:table-cell table:number-columns-repeated="16373" table:style-name="ce4"/>
        </table:table-row>
        <table:table-row table:style-name="ro3">
          <table:table-cell office:value-type="string" table:number-columns-spanned="2" table:number-rows-spanned="1" table:style-name="ce27">
            <text:p>市場別</text:p>
          </table:table-cell>
          <table:covered-table-cell/>
          <table:table-cell office:value-type="string" table:style-name="ce6">
            <text:p><text:s text:c="2"/>(人 Person)</text:p>
          </table:table-cell>
          <table:table-cell office:value-type="string" table:style-name="ce6">
            <text:p>(平方公尺 m2)</text:p>
          </table:table-cell>
          <table:table-cell office:value-type="string" table:style-name="ce6">
            <text:p><text:s text:c="2"/>(公噸 M.T.)</text:p>
          </table:table-cell>
          <table:table-cell office:value-type="string" table:style-name="ce6">
            <text:p>(千元N.T.$1,000)</text:p>
          </table:table-cell>
          <table:table-cell office:value-type="string" table:style-name="ce15">
            <text:p><text:s text:c="2"/>(元 N.T.$)</text:p>
          </table:table-cell>
          <table:table-cell office:value-type="string" table:style-name="ce6">
            <text:p><text:s text:c="2"/>(元 N.T.$)</text:p>
          </table:table-cell>
          <table:table-cell office:value-type="string" table:style-name="ce6">
            <text:p><text:s text:c="2"/>(元 N.T.$)</text:p>
          </table:table-cell>
          <table:table-cell office:value-type="string" table:style-name="ce6">
            <text:p><text:s text:c="2"/>(元 N.T.$)</text:p>
          </table:table-cell>
          <table:table-cell office:value-type="string" table:style-name="ce6">
            <text:p><text:s text:c="2"/>(元 N.T.$)</text:p>
          </table:table-cell>
          <table:table-cell table:number-columns-repeated="16373" table:style-name="ce4"/>
        </table:table-row>
        <table:table-row table:style-name="ro3">
          <table:table-cell office:value-type="string" table:number-columns-spanned="2" table:number-rows-spanned="1" table:style-name="ce27">
            <text:p>Market</text:p>
          </table:table-cell>
          <table:covered-table-cell/>
          <table:table-cell office:value-type="string" table:style-name="ce6">
            <text:p><text:s text:c="2"/>Number of</text:p>
          </table:table-cell>
          <table:table-cell office:value-type="string" table:style-name="ce6">
            <text:p><text:s text:c="3"/>Floor space of</text:p>
          </table:table-cell>
          <table:table-cell office:value-type="string" table:style-name="ce6">
            <text:p><text:s text:c="3"/>Transacted</text:p>
          </table:table-cell>
          <table:table-cell office:value-type="string" table:style-name="ce6">
            <text:p><text:s text:c="3"/>Transacted</text:p>
          </table:table-cell>
          <table:table-cell office:value-type="string" table:style-name="ce15">
            <text:p><text:s text:c="3"/>Average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6">
            <text:p><text:s text:c="3"/>Surplus</text:p>
          </table:table-cell>
          <table:table-cell table:number-columns-repeated="16373" table:style-name="ce4"/>
        </table:table-row>
        <table:table-row table:style-name="ro3">
          <table:table-cell table:style-name="ce10"/>
          <table:table-cell table:style-name="ce7"/>
          <table:table-cell office:value-type="string" table:style-name="ce8">
            <text:p><text:s text:c="2"/>Employees</text:p>
          </table:table-cell>
          <table:table-cell office:value-type="string" table:style-name="ce8">
            <text:p>transaction halls</text:p>
          </table:table-cell>
          <table:table-cell office:value-type="string" table:style-name="ce8">
            <text:p><text:s text:c="3"/>Quantity</text:p>
          </table:table-cell>
          <table:table-cell office:value-type="string" table:style-name="ce8">
            <text:p><text:s text:c="5"/>Value</text:p>
          </table:table-cell>
          <table:table-cell office:value-type="string" table:style-name="ce16">
            <text:p><text:s text:c="4"/>Price</text:p>
          </table:table-cell>
          <table:table-cell office:value-type="string" table:style-name="ce8">
            <text:p><text:s text:c="3"/>Revenues</text:p>
          </table:table-cell>
          <table:table-cell office:value-type="string" table:style-name="ce8">
            <text:p>Expenditures</text:p>
          </table:table-cell>
          <table:table-cell office:value-type="string" table:style-name="ce8">
            <text:p><text:s text:c="2"/>Facilities</text:p>
          </table:table-cell>
          <table:table-cell office:value-type="string" table:style-name="ce8">
            <text:p><text:s text:c="3"/>This Year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恆春</text:p>
          </table:table-cell>
          <table:table-cell office:value-type="string" table:style-name="ce5">
            <text:p>Henegchun</text:p>
          </table:table-cell>
          <table:table-cell office:value-type="float" office:value="2" table:style-name="ce20">
            <text:p>2<text:s/></text:p>
          </table:table-cell>
          <table:table-cell office:value-type="float" office:value="1535" table:style-name="ce20">
            <text:p>1,535<text:s/></text:p>
          </table:table-cell>
          <table:table-cell office:value-type="float" office:value="32.32" table:style-name="ce20">
            <text:p>32<text:s/></text:p>
          </table:table-cell>
          <table:table-cell office:value-type="float" office:value="2198" table:style-name="ce20">
            <text:p>2,198<text:s/></text:p>
          </table:table-cell>
          <table:table-cell office:value-type="float" office:value="68" table:style-name="ce22">
            <text:p>68.00<text:s/></text:p>
          </table:table-cell>
          <table:table-cell office:value-type="float" office:value="3393883" table:style-name="ce20">
            <text:p>3,393,883<text:s/></text:p>
          </table:table-cell>
          <table:table-cell office:value-type="float" office:value="5007408" table:style-name="ce20">
            <text:p>5,007,408<text:s/></text:p>
          </table:table-cell>
          <table:table-cell office:value-type="string" table:style-name="ce20">
            <text:p>-</text:p>
          </table:table-cell>
          <table:table-cell office:value-type="float" office:value="-1613525" table:style-name="ce20">
            <text:p>-1,613,525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台東</text:p>
          </table:table-cell>
          <table:table-cell office:value-type="string" table:style-name="ce5">
            <text:p>Taitung</text:p>
          </table:table-cell>
          <table:table-cell office:value-type="float" office:value="8" table:style-name="ce20">
            <text:p>8<text:s/></text:p>
          </table:table-cell>
          <table:table-cell office:value-type="float" office:value="527" table:style-name="ce20">
            <text:p>527<text:s/></text:p>
          </table:table-cell>
          <table:table-cell office:value-type="float" office:value="312" table:style-name="ce20">
            <text:p>312<text:s/></text:p>
          </table:table-cell>
          <table:table-cell office:value-type="float" office:value="63422" table:style-name="ce20">
            <text:p>63,422<text:s/></text:p>
          </table:table-cell>
          <table:table-cell office:value-type="float" office:value="203.27" table:style-name="ce22">
            <text:p>203.27<text:s/></text:p>
          </table:table-cell>
          <table:table-cell office:value-type="float" office:value="3626358" table:style-name="ce20">
            <text:p>3,626,358<text:s/></text:p>
          </table:table-cell>
          <table:table-cell office:value-type="float" office:value="3621200" table:style-name="ce20">
            <text:p>3,621,200<text:s/></text:p>
          </table:table-cell>
          <table:table-cell office:value-type="string" table:style-name="ce20">
            <text:p>-</text:p>
          </table:table-cell>
          <table:table-cell office:value-type="float" office:value="5158" table:style-name="ce20">
            <text:p>5,158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新港</text:p>
          </table:table-cell>
          <table:table-cell office:value-type="string" table:style-name="ce5">
            <text:p>Shinkang</text:p>
          </table:table-cell>
          <table:table-cell office:value-type="float" office:value="8" table:style-name="ce20">
            <text:p>8<text:s/></text:p>
          </table:table-cell>
          <table:table-cell office:value-type="float" office:value="1521.92" table:style-name="ce20">
            <text:p>1,522<text:s/></text:p>
          </table:table-cell>
          <table:table-cell office:value-type="float" office:value="3827.44" table:style-name="ce20">
            <text:p>3,827<text:s/></text:p>
          </table:table-cell>
          <table:table-cell office:value-type="float" office:value="497556" table:style-name="ce20">
            <text:p>497,556<text:s/></text:p>
          </table:table-cell>
          <table:table-cell office:value-type="float" office:value="129.99" table:style-name="ce22">
            <text:p>129.99<text:s/></text:p>
          </table:table-cell>
          <table:table-cell office:value-type="float" office:value="73087550" table:style-name="ce20">
            <text:p>73,087,550<text:s/></text:p>
          </table:table-cell>
          <table:table-cell office:value-type="float" office:value="71914214" table:style-name="ce20">
            <text:p>71,914,214<text:s/></text:p>
          </table:table-cell>
          <table:table-cell office:value-type="float" office:value="21956564" table:style-name="ce20">
            <text:p>21,956,564<text:s/></text:p>
          </table:table-cell>
          <table:table-cell office:value-type="float" office:value="1173336" table:style-name="ce20">
            <text:p>1,173,336<text:s/></text:p>
          </table:table-cell>
          <table:table-cell table:number-columns-repeated="16373" table:style-name="ce4"/>
        </table:table-row>
        <table:table-row table:number-rows-repeated="2" table:style-name="ro3">
          <table:table-cell office:value-type="string" table:style-name="ce11">
            <text:p><text:s text:c="7"/></text:p>
          </table:table-cell>
          <table:table-cell table:style-name="ce5"/>
          <table:table-cell table:number-columns-repeated="4" table:style-name="ce20"/>
          <table:table-cell table:style-name="ce22"/>
          <table:table-cell table:number-columns-repeated="4" table:style-name="ce20"/>
          <table:table-cell table:number-columns-repeated="16373" table:style-name="ce4"/>
        </table:table-row>
        <table:table-row table:style-name="ro3">
          <table:table-cell office:value-type="string" table:style-name="ce11">
            <text:p>綠島</text:p>
          </table:table-cell>
          <table:table-cell office:value-type="string" table:style-name="ce5">
            <text:p>Luetao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花蓮</text:p>
          </table:table-cell>
          <table:table-cell office:value-type="string" table:style-name="ce5">
            <text:p>Hualien</text:p>
          </table:table-cell>
          <table:table-cell office:value-type="float" office:value="25" table:style-name="ce20">
            <text:p>25<text:s/></text:p>
          </table:table-cell>
          <table:table-cell office:value-type="float" office:value="397" table:style-name="ce20">
            <text:p>397<text:s/></text:p>
          </table:table-cell>
          <table:table-cell office:value-type="float" office:value="946.13" table:style-name="ce20">
            <text:p>946<text:s/></text:p>
          </table:table-cell>
          <table:table-cell office:value-type="float" office:value="143885.21" table:style-name="ce20">
            <text:p>143,885<text:s/></text:p>
          </table:table-cell>
          <table:table-cell office:value-type="float" office:value="152.07" table:style-name="ce22">
            <text:p>152.07<text:s/></text:p>
          </table:table-cell>
          <table:table-cell office:value-type="float" office:value="4841550" table:style-name="ce20">
            <text:p>4,841,550<text:s/></text:p>
          </table:table-cell>
          <table:table-cell office:value-type="float" office:value="2933121" table:style-name="ce20">
            <text:p>2,933,121<text:s/></text:p>
          </table:table-cell>
          <table:table-cell office:value-type="float" office:value="2484326" table:style-name="ce20">
            <text:p>2,484,326<text:s/></text:p>
          </table:table-cell>
          <table:table-cell office:value-type="float" office:value="1908429" table:style-name="ce20">
            <text:p>1,908,429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澎湖(馬公)</text:p>
          </table:table-cell>
          <table:table-cell office:value-type="string" table:style-name="ce5">
            <text:p>Penghu(Markwang)</text:p>
          </table:table-cell>
          <table:table-cell office:value-type="float" office:value="13" table:style-name="ce20">
            <text:p>13<text:s/></text:p>
          </table:table-cell>
          <table:table-cell office:value-type="float" office:value="8000" table:style-name="ce20">
            <text:p>8,000<text:s/></text:p>
          </table:table-cell>
          <table:table-cell office:value-type="float" office:value="2276.31" table:style-name="ce20">
            <text:p>2,276<text:s/></text:p>
          </table:table-cell>
          <table:table-cell office:value-type="float" office:value="315109" table:style-name="ce20">
            <text:p>315,109<text:s/></text:p>
          </table:table-cell>
          <table:table-cell office:value-type="float" office:value="138.41999999999999" table:style-name="ce22">
            <text:p>138.42<text:s/></text:p>
          </table:table-cell>
          <table:table-cell office:value-type="float" office:value="18296184" table:style-name="ce20">
            <text:p>18,296,184<text:s/></text:p>
          </table:table-cell>
          <table:table-cell office:value-type="float" office:value="13509915" table:style-name="ce20">
            <text:p>13,509,915<text:s/></text:p>
          </table:table-cell>
          <table:table-cell office:value-type="string" table:style-name="ce20">
            <text:p>-</text:p>
          </table:table-cell>
          <table:table-cell office:value-type="float" office:value="4786269" table:style-name="ce20">
            <text:p>4,786,269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基隆</text:p>
          </table:table-cell>
          <table:table-cell office:value-type="string" table:style-name="ce5">
            <text:p>Keelung</text:p>
          </table:table-cell>
          <table:table-cell office:value-type="float" office:value="13" table:style-name="ce20">
            <text:p>13<text:s/></text:p>
          </table:table-cell>
          <table:table-cell office:value-type="float" office:value="3190" table:style-name="ce20">
            <text:p>3,190<text:s/></text:p>
          </table:table-cell>
          <table:table-cell office:value-type="float" office:value="3473.55" table:style-name="ce20">
            <text:p>3,474<text:s/></text:p>
          </table:table-cell>
          <table:table-cell office:value-type="float" office:value="80501" table:style-name="ce20">
            <text:p>80,501<text:s/></text:p>
          </table:table-cell>
          <table:table-cell office:value-type="float" office:value="23.17" table:style-name="ce22">
            <text:p>23.17<text:s/></text:p>
          </table:table-cell>
          <table:table-cell office:value-type="float" office:value="45535554" table:style-name="ce20">
            <text:p>45,535,554<text:s/></text:p>
          </table:table-cell>
          <table:table-cell office:value-type="float" office:value="39200020" table:style-name="ce20">
            <text:p>39,200,020<text:s/></text:p>
          </table:table-cell>
          <table:table-cell office:value-type="string" table:style-name="ce20">
            <text:p>-</text:p>
          </table:table-cell>
          <table:table-cell office:value-type="float" office:value="6335534" table:style-name="ce20">
            <text:p>6,335,534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台南</text:p>
          </table:table-cell>
          <table:table-cell office:value-type="string" table:style-name="ce5">
            <text:p>Tainan</text:p>
          </table:table-cell>
          <table:table-cell office:value-type="float" office:value="8" table:style-name="ce20">
            <text:p>8<text:s/></text:p>
          </table:table-cell>
          <table:table-cell office:value-type="float" office:value="14762" table:style-name="ce20">
            <text:p>14,762<text:s/></text:p>
          </table:table-cell>
          <table:table-cell office:value-type="float" office:value="6376.33" table:style-name="ce20">
            <text:p>6,376<text:s/></text:p>
          </table:table-cell>
          <table:table-cell office:value-type="float" office:value="836477" table:style-name="ce20">
            <text:p>836,477<text:s/></text:p>
          </table:table-cell>
          <table:table-cell office:value-type="float" office:value="131.18" table:style-name="ce22">
            <text:p>131.18<text:s/></text:p>
          </table:table-cell>
          <table:table-cell office:value-type="float" office:value="20912051" table:style-name="ce20">
            <text:p>20,912,051<text:s/></text:p>
          </table:table-cell>
          <table:table-cell office:value-type="float" office:value="18383516" table:style-name="ce20">
            <text:p>18,383,516<text:s/></text:p>
          </table:table-cell>
          <table:table-cell office:value-type="float" office:value="73838653" table:style-name="ce20">
            <text:p>73,838,653<text:s/></text:p>
          </table:table-cell>
          <table:table-cell office:value-type="float" office:value="2528535" table:style-name="ce20">
            <text:p>2,528,535<text:s/></text:p>
          </table:table-cell>
          <table:table-cell table:number-columns-repeated="16373" table:style-name="ce4"/>
        </table:table-row>
        <table:table-row table:number-rows-repeated="2" table:style-name="ro3">
          <table:table-cell office:value-type="string" table:style-name="ce11">
            <text:p><text:s text:c="7"/></text:p>
          </table:table-cell>
          <table:table-cell table:style-name="ce5"/>
          <table:table-cell table:number-columns-repeated="4" table:style-name="ce20"/>
          <table:table-cell table:style-name="ce22"/>
          <table:table-cell table:number-columns-repeated="4" table:style-name="ce20"/>
          <table:table-cell table:number-columns-repeated="16373" table:style-name="ce4"/>
        </table:table-row>
        <table:table-row table:style-name="ro3">
          <table:table-cell office:value-type="string" table:style-name="ce11">
            <text:p>高雄</text:p>
          </table:table-cell>
          <table:table-cell office:value-type="string" table:style-name="ce5">
            <text:p>Kaohsiung</text:p>
          </table:table-cell>
          <table:table-cell office:value-type="float" office:value="39" table:style-name="ce20">
            <text:p>39<text:s/></text:p>
          </table:table-cell>
          <table:table-cell office:value-type="float" office:value="40083.760000000002" table:style-name="ce20">
            <text:p>40,084<text:s/></text:p>
          </table:table-cell>
          <table:table-cell office:value-type="float" office:value="219217.79" table:style-name="ce20">
            <text:p>219,218<text:s/></text:p>
          </table:table-cell>
          <table:table-cell office:value-type="float" office:value="5373329" table:style-name="ce20">
            <text:p>5,373,329<text:s/></text:p>
          </table:table-cell>
          <table:table-cell office:value-type="float" office:value="24.51" table:style-name="ce22">
            <text:p>24.51<text:s/></text:p>
          </table:table-cell>
          <table:table-cell office:value-type="float" office:value="129288499" table:style-name="ce20">
            <text:p>129,288,499<text:s/></text:p>
          </table:table-cell>
          <table:table-cell office:value-type="float" office:value="45991244" table:style-name="ce20">
            <text:p>45,991,244<text:s/></text:p>
          </table:table-cell>
          <table:table-cell office:value-type="string" table:style-name="ce20">
            <text:p>-</text:p>
          </table:table-cell>
          <table:table-cell office:value-type="float" office:value="83297255" table:style-name="ce20">
            <text:p>83,297,255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小港</text:p>
          </table:table-cell>
          <table:table-cell office:value-type="string" table:style-name="ce5">
            <text:p>Hsiaokang</text:p>
          </table:table-cell>
          <table:table-cell office:value-type="float" office:value="6" table:style-name="ce20">
            <text:p>6<text:s/></text:p>
          </table:table-cell>
          <table:table-cell office:value-type="float" office:value="5270" table:style-name="ce20">
            <text:p>5,270<text:s/></text:p>
          </table:table-cell>
          <table:table-cell office:value-type="float" office:value="7363" table:style-name="ce20">
            <text:p>7,363<text:s/></text:p>
          </table:table-cell>
          <table:table-cell office:value-type="float" office:value="403135" table:style-name="ce20">
            <text:p>403,135<text:s/></text:p>
          </table:table-cell>
          <table:table-cell office:value-type="float" office:value="54.75" table:style-name="ce22">
            <text:p>54.75<text:s/></text:p>
          </table:table-cell>
          <table:table-cell office:value-type="float" office:value="32240129" table:style-name="ce20">
            <text:p>32,240,129<text:s/></text:p>
          </table:table-cell>
          <table:table-cell office:value-type="float" office:value="30524150" table:style-name="ce20">
            <text:p>30,524,150<text:s/></text:p>
          </table:table-cell>
          <table:table-cell office:value-type="string" table:style-name="ce20">
            <text:p>-</text:p>
          </table:table-cell>
          <table:table-cell office:value-type="float" office:value="1715979" table:style-name="ce20">
            <text:p>1,715,979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金門</text:p>
          </table:table-cell>
          <table:table-cell office:value-type="string" table:style-name="ce5">
            <text:p>Kinmen</text:p>
          </table:table-cell>
          <table:table-cell office:value-type="float" office:value="3" table:style-name="ce20">
            <text:p>3<text:s/></text:p>
          </table:table-cell>
          <table:table-cell office:value-type="float" office:value="450" table:style-name="ce20">
            <text:p>450<text:s/></text:p>
          </table:table-cell>
          <table:table-cell office:value-type="float" office:value="232" table:style-name="ce20">
            <text:p>232<text:s/></text:p>
          </table:table-cell>
          <table:table-cell office:value-type="float" office:value="26684" table:style-name="ce20">
            <text:p>26,684<text:s/></text:p>
          </table:table-cell>
          <table:table-cell office:value-type="float" office:value="115.01" table:style-name="ce22">
            <text:p>115.01<text:s/></text:p>
          </table:table-cell>
          <table:table-cell office:value-type="float" office:value="8396031" table:style-name="ce20">
            <text:p>8,396,031<text:s/></text:p>
          </table:table-cell>
          <table:table-cell office:value-type="float" office:value="3430836" table:style-name="ce20">
            <text:p>3,430,836<text:s/></text:p>
          </table:table-cell>
          <table:table-cell office:value-type="string" table:style-name="ce20">
            <text:p>-</text:p>
          </table:table-cell>
          <table:table-cell office:value-type="float" office:value="4965195" table:style-name="ce20">
            <text:p>4,965,195<text:s/></text:p>
          </table:table-cell>
          <table:table-cell table:number-columns-repeated="16373" table:style-name="ce4"/>
        </table:table-row>
        <table:table-row table:style-name="ro3">
          <table:table-cell office:value-type="string" table:style-name="ce11">
            <text:p>生產地小計</text:p>
          </table:table-cell>
          <table:table-cell office:value-type="string" table:style-name="ce5">
            <text:p>Total</text:p>
          </table:table-cell>
          <table:table-cell office:value-type="float" office:value="384" table:formula="msoxl:=IF(SUM(台灣地區魚市場概況0!C34:C39)+SUM('台灣地區魚市場概況1(續)'!C7:C39)+SUM('台灣地區魚市場概況2(續完)'!C7:C21)=0,&quot;-&quot;,SUM(台灣地區魚市場概況0!C34:C39)+SUM('台灣地區魚市場概況1(續)'!C7:C39)+SUM('台灣地區魚市場概況2(續完)'!C7:C21))" table:style-name="ce20">
            <text:p>384<text:s/></text:p>
          </table:table-cell>
          <table:table-cell office:value-type="float" office:value="126755.38999999998" table:formula="msoxl:=IF(SUM(台灣地區魚市場概況0!D34:D39)+SUM('台灣地區魚市場概況1(續)'!D7:D39)+SUM('台灣地區魚市場概況2(續完)'!D7:D21)=0,&quot;-&quot;,SUM(台灣地區魚市場概況0!D34:D39)+SUM('台灣地區魚市場概況1(續)'!D7:D39)+SUM('台灣地區魚市場概況2(續完)'!D7:D21))" table:style-name="ce20">
            <text:p>126,755<text:s/></text:p>
          </table:table-cell>
          <table:table-cell office:value-type="float" office:value="385337.39" table:formula="msoxl:=IF(SUM(台灣地區魚市場概況0!E34:E39)+SUM('台灣地區魚市場概況1(續)'!E7:E39)+SUM('台灣地區魚市場概況2(續完)'!E7:E21)=0,&quot;-&quot;,SUM(台灣地區魚市場概況0!E34:E39)+SUM('台灣地區魚市場概況1(續)'!E7:E39)+SUM('台灣地區魚市場概況2(續完)'!E7:E21))" table:style-name="ce20">
            <text:p>385,337<text:s/></text:p>
          </table:table-cell>
          <table:table-cell office:value-type="float" office:value="16672538.510000002" table:formula="msoxl:=IF(SUM(台灣地區魚市場概況0!F34:F39)+SUM('台灣地區魚市場概況1(續)'!F7:F39)+SUM('台灣地區魚市場概況2(續完)'!F7:F21)=0,&quot;-&quot;,SUM(台灣地區魚市場概況0!F34:F39)+SUM('台灣地區魚市場概況1(續)'!F7:F39)+SUM('台灣地區魚市場概況2(續完)'!F7:F21))" table:style-name="ce20">
            <text:p>16,672,539<text:s/></text:p>
          </table:table-cell>
          <table:table-cell office:value-type="float" office:value="43.267377998278342" table:formula="msoxl:=IF(AND(SUM(F22)&gt;0,SUM(E22)&gt;0),F22/E22,&quot;-&quot;)" table:style-name="ce21">
            <text:p>43.27<text:s/></text:p>
          </table:table-cell>
          <table:table-cell office:value-type="float" office:value="1184594530" table:formula="msoxl:=IF(SUM(台灣地區魚市場概況0!H34:H39)+SUM('台灣地區魚市場概況1(續)'!H7:H39)+SUM('台灣地區魚市場概況2(續完)'!H7:H21)=0,&quot;-&quot;,SUM(台灣地區魚市場概況0!H34:H39)+SUM('台灣地區魚市場概況1(續)'!H7:H39)+SUM('台灣地區魚市場概況2(續完)'!H7:H21))" table:style-name="ce20">
            <text:p>1,184,594,530<text:s/></text:p>
          </table:table-cell>
          <table:table-cell office:value-type="float" office:value="930835598" table:formula="msoxl:=IF(SUM(台灣地區魚市場概況0!I34:I39)+SUM('台灣地區魚市場概況1(續)'!I7:I39)+SUM('台灣地區魚市場概況2(續完)'!I7:I21)=0,&quot;-&quot;,SUM(台灣地區魚市場概況0!I34:I39)+SUM('台灣地區魚市場概況1(續)'!I7:I39)+SUM('台灣地區魚市場概況2(續完)'!I7:I21))" table:style-name="ce20">
            <text:p>930,835,598<text:s/></text:p>
          </table:table-cell>
          <table:table-cell office:value-type="float" office:value="1297541452.0899999" table:formula="msoxl:=IF(SUM(台灣地區魚市場概況0!J34:J39)+SUM('台灣地區魚市場概況1(續)'!J7:J39)+SUM('台灣地區魚市場概況2(續完)'!J7:J21)=0,&quot;-&quot;,SUM(台灣地區魚市場概況0!J34:J39)+SUM('台灣地區魚市場概況1(續)'!J7:J39)+SUM('台灣地區魚市場概況2(續完)'!J7:J21))" table:style-name="ce20">
            <text:p>1,297,541,452<text:s/></text:p>
          </table:table-cell>
          <table:table-cell office:value-type="float" office:value="253758932" table:formula="msoxl:=IF(SUM(台灣地區魚市場概況0!K34:K39)+SUM('台灣地區魚市場概況1(續)'!K7:K39)+SUM('台灣地區魚市場概況2(續完)'!K7:K21)=0,&quot;-&quot;,SUM(台灣地區魚市場概況0!K34:K39)+SUM('台灣地區魚市場概況1(續)'!K7:K39)+SUM('台灣地區魚市場概況2(續完)'!K7:K21))" table:style-name="ce20">
            <text:p>253,758,932<text:s/></text:p>
          </table:table-cell>
          <table:table-cell table:number-columns-repeated="16373" table:style-name="ce4"/>
        </table:table-row>
        <table:table-row table:number-rows-repeated="16" table:style-name="ro3">
          <table:table-cell office:value-type="string" table:style-name="ce11">
            <text:p><text:s text:c="7"/></text:p>
          </table:table-cell>
          <table:table-cell office:value-type="string" table:style-name="ce5">
            <text:p><text:s text:c="7"/></text:p>
          </table:table-cell>
          <table:table-cell table:number-columns-repeated="4" table:style-name="ce20"/>
          <table:table-cell table:style-name="ce21"/>
          <table:table-cell table:number-columns-repeated="4" table:style-name="ce20"/>
          <table:table-cell table:number-columns-repeated="16373" table:style-name="ce4"/>
        </table:table-row>
        <table:table-row table:style-name="ro3">
          <table:table-cell office:value-type="string" table:style-name="ce10">
            <text:p><text:s text:c="7"/></text:p>
          </table:table-cell>
          <table:table-cell office:value-type="string" table:style-name="ce7">
            <text:p><text:s text:c="7"/></text:p>
          </table:table-cell>
          <table:table-cell table:number-columns-repeated="4" table:style-name="ce13"/>
          <table:table-cell table:style-name="ce24"/>
          <table:table-cell table:number-columns-repeated="4" table:style-name="ce13"/>
          <table:table-cell table:number-columns-repeated="16373" table:style-name="ce4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微軟正黑體" svg:font-family="微軟正黑體"/>
    <style:font-face style:name="細明體" svg:font-family="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9">
      <number:number number:decimal-places="0" number:min-integer-digits="1" number:grouping="true">
        <number:embedded-text number:position="0"> </number:embedded-text>
      </number:number>
    </number:number-style>
    <number:number-style style:name="N60">
      <number:number number:decimal-places="2" number:min-integer-digits="1" number:grouping="true"/>
      <number:text> </number:text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李境超</meta:initial-creator>
    <dc:creator>李境超</dc:creator>
    <meta:creation-date>2017-09-25T06:16:08Z</meta:creation-date>
    <dc:date>2017-09-25T06:16:08Z</dc:date>
    <meta:print-date>2017-09-25T06:15:56Z</meta:print-date>
  </office:meta>
</office:document-meta>
</file>